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1b55656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8d5eeb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263a6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5a871" style:font-size-asian="12pt" style:font-name-complex="Courier New" style:font-size-complex="12pt"/>
    </style:style>
    <style:style style:name="P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16df2" style:font-size-asian="12pt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e1a1" style:font-size-asian="12pt" style:font-name-complex="Courier New" style:font-size-complex="12pt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fd5c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fo:font-size="12pt" officeooo:rsid="0285cd1f" officeooo:paragraph-rsid="04b2fd5c" style:font-size-asian="12pt" style:font-name-complex="Courier New" style:font-size-complex="12pt"/>
    </style:style>
    <style:style style:name="P1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34a38" style:font-size-asian="12pt" style:font-name-complex="Courier New" style:font-size-complex="12pt"/>
    </style:style>
    <style:style style:name="P1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49a52" style:font-size-asian="12pt" style:font-name-complex="Courier New" style:font-size-complex="12pt"/>
    </style:style>
    <style:style style:name="P13" style:family="paragraph" style:parent-style-name="Standard">
      <style:paragraph-properties fo:margin-top="0in" fo:margin-bottom="0.1665in" loext:contextual-spacing="false"/>
      <style:text-properties style:font-name="Courier New" fo:font-size="12pt" officeooo:rsid="04777e6f" officeooo:paragraph-rsid="049d402d" style:font-size-asian="12pt" style:font-name-complex="Courier New" style:font-size-complex="12pt"/>
    </style:style>
    <style:style style:name="P1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bfa38" style:font-size-asian="12pt" style:font-name-complex="Courier New" style:font-size-complex="12pt"/>
    </style:style>
    <style:style style:name="P1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904ce" style:font-size-asian="12pt" style:font-name-complex="Courier New" style:font-size-complex="12pt"/>
    </style:style>
    <style:style style:name="P16" style:family="paragraph" style:parent-style-name="Standard">
      <style:paragraph-properties fo:margin-top="0in" fo:margin-bottom="0.1665in" loext:contextual-spacing="false"/>
      <style:text-properties style:font-name="Courier New" fo:font-size="12pt" officeooo:rsid="0472e783" officeooo:paragraph-rsid="0499fc30" style:font-size-asian="12pt" style:font-name-complex="Courier New" style:font-size-complex="12pt"/>
    </style:style>
    <style:style style:name="P17" style:family="paragraph" style:parent-style-name="Standard">
      <style:paragraph-properties fo:margin-top="0in" fo:margin-bottom="0.1665in" loext:contextual-spacing="false"/>
      <style:text-properties style:font-name="Courier New" fo:font-size="12pt" officeooo:rsid="0472e783" officeooo:paragraph-rsid="056ad98c" style:font-size-asian="12pt" style:font-name-complex="Courier New" style:font-size-complex="12pt"/>
    </style:style>
    <style:style style:name="P1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b9db5" style:font-size-asian="12pt" style:font-name-complex="Courier New" style:font-size-complex="12pt"/>
    </style:style>
    <style:style style:name="P1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cecf0" style:font-size-asian="12pt" style:font-name-complex="Courier New" style:font-size-complex="12pt"/>
    </style:style>
    <style:style style:name="P20" style:family="paragraph" style:parent-style-name="Standard">
      <style:paragraph-properties fo:margin-top="0in" fo:margin-bottom="0.1665in" loext:contextual-spacing="false"/>
      <style:text-properties style:font-name="Courier New" officeooo:paragraph-rsid="0490bf59" style:font-name-complex="Courier New" style:font-size-complex="12pt"/>
    </style:style>
    <style:style style:name="P21" style:family="paragraph" style:parent-style-name="Standard">
      <style:paragraph-properties fo:margin-top="0in" fo:margin-bottom="0.1665in" loext:contextual-spacing="false"/>
      <style:text-properties style:font-name="Courier New" officeooo:paragraph-rsid="04b13589" style:font-name-complex="Courier New" style:font-size-complex="12pt"/>
    </style:style>
    <style:style style:name="P22" style:family="paragraph" style:parent-style-name="Standard">
      <style:paragraph-properties fo:margin-top="0in" fo:margin-bottom="0.1665in" loext:contextual-spacing="false"/>
      <style:text-properties style:font-name="Courier New" officeooo:paragraph-rsid="050b4637" style:font-name-complex="Courier New" style:font-size-complex="12pt"/>
    </style:style>
    <style:style style:name="P23" style:family="paragraph" style:parent-style-name="Standard">
      <style:paragraph-properties fo:margin-top="0in" fo:margin-bottom="0.1665in" loext:contextual-spacing="false"/>
      <style:text-properties style:font-name="Courier New" officeooo:paragraph-rsid="056b9db5" style:font-name-complex="Courier New" style:font-size-complex="12pt"/>
    </style:style>
    <style:style style:name="P24" style:family="paragraph" style:parent-style-name="Standard">
      <style:paragraph-properties fo:margin-top="0in" fo:margin-bottom="0.1665in" loext:contextual-spacing="false"/>
      <style:text-properties officeooo:paragraph-rsid="04738c1d"/>
    </style:style>
    <style:style style:name="P25" style:family="paragraph" style:parent-style-name="Standard">
      <style:paragraph-properties fo:margin-top="0in" fo:margin-bottom="0.1665in" loext:contextual-spacing="false"/>
      <style:text-properties officeooo:paragraph-rsid="048ec67a"/>
    </style:style>
    <style:style style:name="P26" style:family="paragraph" style:parent-style-name="Standard">
      <style:paragraph-properties fo:margin-top="0in" fo:margin-bottom="0.1665in" loext:contextual-spacing="false"/>
      <style:text-properties officeooo:paragraph-rsid="0496122e"/>
    </style:style>
    <style:style style:name="P27" style:family="paragraph" style:parent-style-name="Standard">
      <style:paragraph-properties fo:margin-top="0in" fo:margin-bottom="0.1665in" loext:contextual-spacing="false"/>
      <style:text-properties officeooo:paragraph-rsid="04a45d7f"/>
    </style:style>
    <style:style style:name="P28" style:family="paragraph" style:parent-style-name="Standard">
      <style:paragraph-properties fo:margin-top="0in" fo:margin-bottom="0.1665in" loext:contextual-spacing="false"/>
      <style:text-properties officeooo:paragraph-rsid="04abfa38"/>
    </style:style>
    <style:style style:name="P29" style:family="paragraph" style:parent-style-name="Standard">
      <style:paragraph-properties fo:margin-top="0in" fo:margin-bottom="0.1665in" loext:contextual-spacing="false"/>
      <style:text-properties officeooo:rsid="04abfa38" officeooo:paragraph-rsid="04abfa38"/>
    </style:style>
    <style:style style:name="P30" style:family="paragraph" style:parent-style-name="Standard">
      <style:paragraph-properties fo:margin-top="0in" fo:margin-bottom="0.1665in" loext:contextual-spacing="false"/>
      <style:text-properties officeooo:paragraph-rsid="04aeea85"/>
    </style:style>
    <style:style style:name="P31" style:family="paragraph" style:parent-style-name="Standard">
      <style:paragraph-properties fo:margin-top="0in" fo:margin-bottom="0.1665in" loext:contextual-spacing="false"/>
      <style:text-properties officeooo:paragraph-rsid="04afe9eb"/>
    </style:style>
    <style:style style:name="P32" style:family="paragraph" style:parent-style-name="Standard">
      <style:paragraph-properties fo:margin-top="0in" fo:margin-bottom="0.1665in" loext:contextual-spacing="false"/>
      <style:text-properties officeooo:paragraph-rsid="04b2fd5c"/>
    </style:style>
    <style:style style:name="P33" style:family="paragraph" style:parent-style-name="Standard">
      <style:paragraph-properties fo:margin-top="0in" fo:margin-bottom="0.1665in" loext:contextual-spacing="false"/>
      <style:text-properties officeooo:paragraph-rsid="04b57a73"/>
    </style:style>
    <style:style style:name="P34" style:family="paragraph" style:parent-style-name="Standard">
      <style:paragraph-properties fo:margin-top="0in" fo:margin-bottom="0.1665in" loext:contextual-spacing="false"/>
      <style:text-properties officeooo:paragraph-rsid="05212cb5"/>
    </style:style>
    <style:style style:name="P35" style:family="paragraph" style:parent-style-name="Standard">
      <style:paragraph-properties fo:margin-top="0in" fo:margin-bottom="0.1665in" loext:contextual-spacing="false"/>
      <style:text-properties officeooo:paragraph-rsid="056ad98c"/>
    </style:style>
    <style:style style:name="P36" style:family="paragraph" style:parent-style-name="Standard">
      <style:paragraph-properties fo:margin-top="0in" fo:margin-bottom="0.1665in" loext:contextual-spacing="false"/>
      <style:text-properties officeooo:paragraph-rsid="056b06c2"/>
    </style:style>
    <style:style style:name="P37" style:family="paragraph" style:parent-style-name="Standard">
      <style:paragraph-properties fo:margin-top="0in" fo:margin-bottom="0.1665in" loext:contextual-spacing="false"/>
      <style:text-properties officeooo:rsid="05137540" officeooo:paragraph-rsid="056c1ba7"/>
    </style:style>
    <style:style style:name="P38" style:family="paragraph" style:parent-style-name="Standard">
      <style:paragraph-properties fo:margin-left="0in" fo:margin-right="0in" fo:text-indent="2in" style:auto-text-indent="false"/>
      <style:text-properties style:font-name="Courier New" fo:font-size="12pt" style:font-size-asian="12pt" style:font-name-complex="Courier New" style:font-size-complex="12pt"/>
    </style:style>
    <style:style style:name="P3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032479d" style:font-size-asian="12pt" style:font-name-complex="Courier New" style:font-size-complex="12pt"/>
    </style:style>
    <style:style style:name="P4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56b9db5" style:font-size-asian="12pt" style:font-name-complex="Courier New" style:font-size-complex="12pt"/>
    </style:style>
    <style:style style:name="P4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559375" style:font-size-asian="12pt" style:font-name-complex="Courier New" style:font-size-complex="12pt"/>
    </style:style>
    <style:style style:name="P4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77e6f" officeooo:paragraph-rsid="04777e6f" style:font-size-asian="12pt" style:font-name-complex="Courier New" style:font-size-complex="12pt"/>
    </style:style>
    <style:style style:name="P4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789cf9" style:font-size-asian="12pt" style:font-name-complex="Courier New" style:font-size-complex="12pt"/>
    </style:style>
    <style:style style:name="P4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371ca" officeooo:paragraph-rsid="04a371ca" style:font-size-asian="12pt" style:font-name-complex="Courier New" style:font-size-complex="12pt"/>
    </style:style>
    <style:style style:name="P4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bfa38" officeooo:paragraph-rsid="04abfa38" style:font-size-asian="12pt" style:font-name-complex="Courier New" style:font-size-complex="12pt"/>
    </style:style>
    <style:style style:name="P4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afe9eb" style:font-size-asian="12pt" style:font-name-complex="Courier New" style:font-size-complex="12pt"/>
    </style:style>
    <style:style style:name="P4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fe9eb" officeooo:paragraph-rsid="04afe9eb" style:font-size-asian="12pt" style:font-name-complex="Courier New" style:font-size-complex="12pt"/>
    </style:style>
    <style:style style:name="P4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4b2fd5c" style:font-size-asian="12pt" style:font-name-complex="Courier New" style:font-size-complex="12pt"/>
    </style:style>
    <style:style style:name="P4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2129d1" style:font-size-asian="12pt" style:font-name-complex="Courier New" style:font-size-complex="12pt"/>
    </style:style>
    <style:style style:name="P5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212cb5" style:font-size-asian="12pt" style:font-name-complex="Courier New" style:font-size-complex="12pt"/>
    </style:style>
    <style:style style:name="P5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724e30" style:font-size-asian="12pt" style:font-name-complex="Courier New" style:font-size-complex="12pt"/>
    </style:style>
    <style:style style:name="P5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2fd5c" style:font-size-asian="12pt" style:font-name-complex="Courier New" style:font-size-complex="12pt"/>
    </style:style>
    <style:style style:name="P5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34a38" style:font-size-asian="12pt" style:font-name-complex="Courier New" style:font-size-complex="12pt"/>
    </style:style>
    <style:style style:name="P5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6f826" style:font-size-asian="12pt" style:font-name-complex="Courier New" style:font-size-complex="12pt"/>
    </style:style>
    <style:style style:name="P5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8a216" style:font-size-asian="12pt" style:font-name-complex="Courier New" style:font-size-complex="12pt"/>
    </style:style>
    <style:style style:name="P5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90bf59" style:font-size-asian="12pt" style:font-name-complex="Courier New" style:font-size-complex="12pt"/>
    </style:style>
    <style:style style:name="P5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16df2" style:font-size-asian="12pt" style:font-name-complex="Courier New" style:font-size-complex="12pt"/>
    </style:style>
    <style:style style:name="P5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1c92a7" style:font-size-asian="12pt" style:font-name-complex="Courier New" style:font-size-complex="12pt"/>
    </style:style>
    <style:style style:name="P5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34a205" style:font-size-asian="12pt" style:font-name-complex="Courier New" style:font-size-complex="12pt"/>
    </style:style>
    <style:style style:name="P6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7f2dc" style:font-size-asian="12pt" style:font-name-complex="Courier New" style:font-size-complex="12pt"/>
    </style:style>
    <style:style style:name="P6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b06c2" style:font-size-asian="12pt" style:font-name-complex="Courier New" style:font-size-complex="12pt"/>
    </style:style>
    <style:style style:name="P6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5b2833" officeooo:paragraph-rsid="0513276a" style:font-size-asian="12pt" style:font-name-complex="Courier New" style:font-size-complex="12pt"/>
    </style:style>
    <style:style style:name="P6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8a1af3" officeooo:paragraph-rsid="056b9db5" style:font-size-asian="12pt" style:font-name-complex="Courier New" style:font-size-complex="12pt"/>
    </style:style>
    <style:style style:name="P64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493d07b" style:font-name-complex="Courier New" style:font-size-complex="12pt"/>
    </style:style>
    <style:style style:name="P65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0b95c8" style:font-name-complex="Courier New" style:font-size-complex="12pt"/>
    </style:style>
    <style:style style:name="P66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11e990" style:font-name-complex="Courier New" style:font-size-complex="12pt"/>
    </style:style>
    <style:style style:name="P67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6b9db5" style:font-name-complex="Courier New" style:font-size-complex="12pt"/>
    </style:style>
    <style:style style:name="P68" style:family="paragraph" style:parent-style-name="Standard">
      <style:paragraph-properties fo:margin-left="0in" fo:margin-right="0in" fo:text-indent="2in" style:auto-text-indent="false"/>
      <style:text-properties officeooo:paragraph-rsid="0496122e"/>
    </style:style>
    <style:style style:name="P69" style:family="paragraph" style:parent-style-name="Standard">
      <style:paragraph-properties fo:margin-left="0in" fo:margin-right="0in" fo:text-indent="2in" style:auto-text-indent="false"/>
      <style:text-properties officeooo:paragraph-rsid="04abfa38"/>
    </style:style>
    <style:style style:name="P7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</style:style>
    <style:style style:name="P7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32479d"/>
    </style:style>
    <style:style style:name="P7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285cd1f"/>
    </style:style>
    <style:style style:name="P7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38c0a13"/>
    </style:style>
    <style:style style:name="P7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2129d1"/>
    </style:style>
    <style:style style:name="P7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style:font-size-asian="12pt" style:font-name-complex="Courier New" style:font-size-complex="12pt"/>
    </style:style>
    <style:style style:name="P7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3d48e8e" style:font-size-asian="12pt" style:font-name-complex="Courier New" style:font-size-complex="12pt"/>
    </style:style>
    <style:style style:name="P7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59375" style:font-size-asian="12pt" style:font-name-complex="Courier New" style:font-size-complex="12pt"/>
    </style:style>
    <style:style style:name="P7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85528" style:font-size-asian="12pt" style:font-name-complex="Courier New" style:font-size-complex="12pt"/>
    </style:style>
    <style:style style:name="P7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777e6f" style:font-size-asian="12pt" style:font-name-complex="Courier New" style:font-size-complex="12pt"/>
    </style:style>
    <style:style style:name="P8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16df2" style:font-size-asian="12pt" style:font-name-complex="Courier New" style:font-size-complex="12pt"/>
    </style:style>
    <style:style style:name="P8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2fd5c" style:font-size-asian="12pt" style:font-name-complex="Courier New" style:font-size-complex="12pt"/>
    </style:style>
    <style:style style:name="P8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8a216" style:font-size-asian="12pt" style:font-name-complex="Courier New" style:font-size-complex="12pt"/>
    </style:style>
    <style:style style:name="P8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f33e6" style:font-size-asian="12pt" style:font-name-complex="Courier New" style:font-size-complex="12pt"/>
    </style:style>
    <style:style style:name="P8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34a205" style:font-size-asian="12pt" style:font-name-complex="Courier New" style:font-size-complex="12pt"/>
    </style:style>
    <style:style style:name="P8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8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6c366" officeooo:paragraph-rsid="04a6c366" style:font-size-asian="12pt" style:font-name-complex="Courier New" style:font-size-complex="12pt"/>
    </style:style>
    <style:style style:name="P8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1c92a7" officeooo:paragraph-rsid="051c92a7" style:font-size-asian="12pt" style:font-name-complex="Courier New" style:font-size-complex="12pt"/>
    </style:style>
    <style:style style:name="P8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1c92a7" officeooo:paragraph-rsid="0567f2dc" style:font-size-asian="12pt" style:font-name-complex="Courier New" style:font-size-complex="12pt"/>
    </style:style>
    <style:style style:name="P89" style:family="paragraph" style:parent-style-name="Standard">
      <style:paragraph-properties fo:margin-top="0.1665in" fo:margin-bottom="0in" loext:contextual-spacing="false"/>
      <style:text-properties officeooo:rsid="056cecf0" officeooo:paragraph-rsid="056cecf0"/>
    </style:style>
    <style:style style:name="P90" style:family="paragraph" style:parent-style-name="Standard">
      <style:paragraph-properties fo:margin-top="0.1665in" fo:margin-bottom="0in" loext:contextual-spacing="false"/>
      <style:text-properties style:font-name="Courier New" officeooo:rsid="056cecf0" officeooo:paragraph-rsid="056cecf0" style:font-name-complex="Courier New" style:font-size-complex="12pt"/>
    </style:style>
    <style:style style:name="P9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cecf0" style:font-size-asian="12pt" style:font-name-complex="Courier New" style:font-size-complex="12pt"/>
    </style:style>
    <style:style style:name="P9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775118" style:font-size-asian="12pt" style:font-name-complex="Courier New" style:font-size-complex="12pt"/>
    </style:style>
    <style:style style:name="P9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35358" officeooo:paragraph-rsid="05861723" style:font-size-asian="12pt" style:font-name-complex="Courier New" style:font-size-complex="12pt"/>
    </style:style>
    <style:style style:name="P9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35358" officeooo:paragraph-rsid="05893b3b" style:font-size-asian="12pt" style:font-name-complex="Courier New" style:font-size-complex="12pt"/>
    </style:style>
    <style:style style:name="P9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428de" officeooo:paragraph-rsid="05861723" style:font-size-asian="12pt" style:font-name-complex="Courier New" style:font-size-complex="12pt"/>
    </style:style>
    <style:style style:name="P9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428de" officeooo:paragraph-rsid="05893b3b" style:font-size-asian="12pt" style:font-name-complex="Courier New" style:font-size-complex="12pt"/>
    </style:style>
    <style:style style:name="P9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9428de" officeooo:paragraph-rsid="058a58f3" style:font-size-asian="12pt" style:font-name-complex="Courier New" style:font-size-complex="12pt"/>
    </style:style>
    <style:style style:name="P9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8c6596" style:font-size-asian="12pt" style:font-name-complex="Courier New" style:font-size-complex="12pt"/>
    </style:style>
    <style:style style:name="P9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90f7c1" style:font-size-asian="12pt" style:font-name-complex="Courier New" style:font-size-complex="12pt"/>
    </style:style>
    <style:style style:name="P10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95abb7" style:font-size-asian="12pt" style:font-name-complex="Courier New" style:font-size-complex="12pt"/>
    </style:style>
    <style:style style:name="P10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7fb3f5" style:font-size-asian="12pt" style:font-name-complex="Courier New" style:font-size-complex="12pt"/>
    </style:style>
    <style:style style:name="P10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964c34" officeooo:paragraph-rsid="05964c34" style:font-size-asian="12pt" style:font-name-complex="Courier New" style:font-size-complex="12pt"/>
    </style:style>
    <style:style style:name="P10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9f8240" officeooo:paragraph-rsid="059f8240" style:font-size-asian="12pt" style:font-name-complex="Courier New" style:font-size-complex="12pt"/>
    </style:style>
    <style:style style:name="P10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a16bd2" officeooo:paragraph-rsid="05a16bd2" style:font-size-asian="12pt" style:font-name-complex="Courier New" style:font-size-complex="12pt"/>
    </style:style>
    <style:style style:name="P10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a16bd2" officeooo:paragraph-rsid="05a3029d" style:font-size-asian="12pt" style:font-name-complex="Courier New" style:font-size-complex="12pt"/>
    </style:style>
    <style:style style:name="P106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8c6596" style:font-name-complex="Courier New" style:font-size-complex="12pt"/>
    </style:style>
    <style:style style:name="P107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961375" style:font-name-complex="Courier New" style:font-size-complex="12pt"/>
    </style:style>
    <style:style style:name="P108" style:family="paragraph" style:parent-style-name="Standard">
      <style:paragraph-properties fo:margin-left="0in" fo:margin-right="0in" fo:text-indent="2in" style:auto-text-indent="false"/>
      <style:text-properties officeooo:paragraph-rsid="058c6596"/>
    </style:style>
    <style:style style:name="P109" style:family="paragraph" style:parent-style-name="Standard">
      <style:paragraph-properties fo:margin-left="0in" fo:margin-right="0in" fo:text-indent="2in" style:auto-text-indent="false"/>
      <style:text-properties officeooo:paragraph-rsid="05919e2c"/>
    </style:style>
    <style:style style:name="P110" style:family="paragraph" style:parent-style-name="Standard">
      <style:paragraph-properties fo:margin-left="0in" fo:margin-right="0in" fo:text-indent="2in" style:auto-text-indent="false"/>
      <style:text-properties officeooo:paragraph-rsid="05b1dba3"/>
    </style:style>
    <style:style style:name="P111" style:family="paragraph" style:parent-style-name="Standard">
      <style:paragraph-properties fo:margin-left="0in" fo:margin-right="0in" fo:text-indent="2in" style:auto-text-indent="false"/>
      <style:text-properties officeooo:paragraph-rsid="05b07fce"/>
    </style:style>
    <style:style style:name="P112" style:family="paragraph" style:parent-style-name="Standard">
      <style:paragraph-properties fo:margin-left="0in" fo:margin-right="0in" fo:text-indent="2in" style:auto-text-indent="false"/>
      <style:text-properties officeooo:rsid="05b4a02e" officeooo:paragraph-rsid="05b4a02e"/>
    </style:style>
    <style:style style:name="P113" style:family="paragraph" style:parent-style-name="Standard">
      <style:paragraph-properties fo:margin-left="0in" fo:margin-right="0in" fo:text-indent="2in" style:auto-text-indent="false"/>
      <style:text-properties officeooo:paragraph-rsid="05bf0346"/>
    </style:style>
    <style:style style:name="P114" style:family="paragraph" style:parent-style-name="Standard">
      <style:paragraph-properties fo:margin-left="0in" fo:margin-right="0in" fo:margin-top="0in" fo:margin-bottom="0.139in" loext:contextual-spacing="false" fo:text-indent="2in" style:auto-text-indent="false">
        <style:tab-stops>
          <style:tab-stop style:position="3.75in"/>
        </style:tab-stops>
      </style:paragraph-properties>
      <style:text-properties style:use-window-font-color="true" style:font-name="Courier New" fo:font-size="12pt" fo:language="en" fo:country="US" officeooo:rsid="05aa6e36" officeooo:paragraph-rsid="05bf0346" style:font-name-asian="Times New Roman" style:font-size-asian="12pt" style:font-name-complex="Courier New" style:font-size-complex="12pt" style:language-complex="ar" style:country-complex="SA"/>
    </style:style>
    <style:style style:name="P11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0b4637" style:font-size-asian="12pt" style:font-name-complex="Courier New" style:font-size-complex="12pt"/>
    </style:style>
    <style:style style:name="P11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c1ba7" style:font-size-asian="12pt" style:font-name-complex="Courier New" style:font-size-complex="12pt"/>
    </style:style>
    <style:style style:name="P117" style:family="paragraph" style:parent-style-name="Standard">
      <style:paragraph-properties fo:margin-top="0in" fo:margin-bottom="0.1665in" loext:contextual-spacing="false"/>
      <style:text-properties style:font-name="Courier New" fo:font-size="12pt" officeooo:rsid="04777e6f" officeooo:paragraph-rsid="0583f1eb" style:font-size-asian="12pt" style:font-name-complex="Courier New" style:font-size-complex="12pt"/>
    </style:style>
    <style:style style:name="P11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883d5e" style:font-size-asian="12pt" style:font-name-complex="Courier New" style:font-size-complex="12pt"/>
    </style:style>
    <style:style style:name="P11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893b3b" style:font-size-asian="12pt" style:font-name-complex="Courier New" style:font-size-complex="12pt"/>
    </style:style>
    <style:style style:name="P120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8c6596" style:font-size-asian="12pt" style:font-name-complex="Courier New" style:font-size-complex="12pt"/>
    </style:style>
    <style:style style:name="P12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95abb7" style:font-size-asian="12pt" style:font-name-complex="Courier New" style:font-size-complex="12pt"/>
    </style:style>
    <style:style style:name="P12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961375" style:font-size-asian="12pt" style:font-name-complex="Courier New" style:font-size-complex="12pt"/>
    </style:style>
    <style:style style:name="P12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964c34" style:font-size-asian="12pt" style:font-name-complex="Courier New" style:font-size-complex="12pt"/>
    </style:style>
    <style:style style:name="P12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a16bd2" style:font-size-asian="12pt" style:font-name-complex="Courier New" style:font-size-complex="12pt"/>
    </style:style>
    <style:style style:name="P12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bf0346" style:font-size-asian="12pt" style:font-name-complex="Courier New" style:font-size-complex="12pt"/>
    </style:style>
    <style:style style:name="P126" style:family="paragraph" style:parent-style-name="Standard">
      <style:paragraph-properties fo:margin-top="0in" fo:margin-bottom="0.1665in" loext:contextual-spacing="false"/>
      <style:text-properties style:font-name="Courier New" fo:font-size="12pt" fo:font-weight="bold" officeooo:paragraph-rsid="05964c34" style:font-size-asian="12pt" style:font-weight-asian="bold" style:font-name-complex="Courier New" style:font-size-complex="12pt" style:font-weight-complex="bold"/>
    </style:style>
    <style:style style:name="P127" style:family="paragraph" style:parent-style-name="Standard">
      <style:paragraph-properties fo:margin-top="0in" fo:margin-bottom="0.1665in" loext:contextual-spacing="false"/>
      <style:text-properties style:font-name="Courier New" fo:font-size="12pt" fo:font-weight="bold" officeooo:rsid="059f8240" officeooo:paragraph-rsid="059f8240" style:font-size-asian="12pt" style:font-weight-asian="bold" style:font-name-complex="Courier New" style:font-size-complex="12pt" style:font-weight-complex="bold"/>
    </style:style>
    <style:style style:name="P128" style:family="paragraph" style:parent-style-name="Standard">
      <style:paragraph-properties fo:margin-top="0in" fo:margin-bottom="0.1665in" loext:contextual-spacing="false"/>
      <style:text-properties style:font-name="Courier New" officeooo:paragraph-rsid="04922ec6" style:font-name-complex="Courier New" style:font-size-complex="12pt"/>
    </style:style>
    <style:style style:name="P129" style:family="paragraph" style:parent-style-name="Standard">
      <style:paragraph-properties fo:margin-top="0in" fo:margin-bottom="0.1665in" loext:contextual-spacing="false"/>
      <style:text-properties style:font-name="Courier New" officeooo:paragraph-rsid="058c6596" style:font-name-complex="Courier New" style:font-size-complex="12pt"/>
    </style:style>
    <style:style style:name="P130" style:family="paragraph" style:parent-style-name="Standard">
      <style:paragraph-properties fo:margin-top="0in" fo:margin-bottom="0.1665in" loext:contextual-spacing="false"/>
      <style:text-properties style:font-name="Courier New" officeooo:paragraph-rsid="0595dce7" style:font-name-complex="Courier New" style:font-size-complex="12pt"/>
    </style:style>
    <style:style style:name="P131" style:family="paragraph" style:parent-style-name="Standard">
      <style:paragraph-properties fo:margin-top="0in" fo:margin-bottom="0.1665in" loext:contextual-spacing="false"/>
      <style:text-properties style:font-name="Courier New" officeooo:paragraph-rsid="05961375" style:font-name-complex="Courier New" style:font-size-complex="12pt"/>
    </style:style>
    <style:style style:name="P132" style:family="paragraph" style:parent-style-name="Standard">
      <style:paragraph-properties fo:margin-top="0in" fo:margin-bottom="0.1665in" loext:contextual-spacing="false"/>
      <style:text-properties officeooo:paragraph-rsid="05861723"/>
    </style:style>
    <style:style style:name="P133" style:family="paragraph" style:parent-style-name="Standard">
      <style:paragraph-properties fo:margin-top="0in" fo:margin-bottom="0.1665in" loext:contextual-spacing="false"/>
      <style:text-properties officeooo:paragraph-rsid="058737e5"/>
    </style:style>
    <style:style style:name="P134" style:family="paragraph" style:parent-style-name="Standard">
      <style:paragraph-properties fo:margin-top="0in" fo:margin-bottom="0.1665in" loext:contextual-spacing="false"/>
      <style:text-properties officeooo:rsid="05137540" officeooo:paragraph-rsid="05893b3b"/>
    </style:style>
    <style:style style:name="P135" style:family="paragraph" style:parent-style-name="Standard">
      <style:paragraph-properties fo:margin-top="0in" fo:margin-bottom="0.1665in" loext:contextual-spacing="false"/>
      <style:text-properties officeooo:paragraph-rsid="05893b3b"/>
    </style:style>
    <style:style style:name="P136" style:family="paragraph" style:parent-style-name="Standard">
      <style:paragraph-properties fo:margin-top="0in" fo:margin-bottom="0.1665in" loext:contextual-spacing="false"/>
      <style:text-properties officeooo:paragraph-rsid="058a58f3"/>
    </style:style>
    <style:style style:name="P137" style:family="paragraph" style:parent-style-name="Standard">
      <style:paragraph-properties fo:margin-top="0in" fo:margin-bottom="0.1665in" loext:contextual-spacing="false"/>
      <style:text-properties officeooo:paragraph-rsid="058c6596"/>
    </style:style>
    <style:style style:name="P138" style:family="paragraph" style:parent-style-name="Standard">
      <style:paragraph-properties fo:margin-top="0in" fo:margin-bottom="0.1665in" loext:contextual-spacing="false"/>
      <style:text-properties officeooo:paragraph-rsid="0590f7c1"/>
    </style:style>
    <style:style style:name="P139" style:family="paragraph" style:parent-style-name="Standard">
      <style:paragraph-properties fo:margin-top="0in" fo:margin-bottom="0.1665in" loext:contextual-spacing="false"/>
      <style:text-properties officeooo:paragraph-rsid="050b4637"/>
    </style:style>
    <style:style style:name="P140" style:family="paragraph" style:parent-style-name="Standard">
      <style:paragraph-properties fo:margin-top="0in" fo:margin-bottom="0.1665in" loext:contextual-spacing="false"/>
      <style:text-properties fo:font-style="italic" officeooo:paragraph-rsid="058ad0df" style:font-style-asian="italic" style:font-style-complex="italic"/>
    </style:style>
    <style:style style:name="P141" style:family="paragraph" style:parent-style-name="Standard">
      <style:paragraph-properties fo:margin-top="0in" fo:margin-bottom="0.1665in" loext:contextual-spacing="false"/>
      <style:text-properties officeooo:paragraph-rsid="059f8240"/>
    </style:style>
    <style:style style:name="P142" style:family="paragraph" style:parent-style-name="Standard">
      <style:paragraph-properties fo:margin-top="0in" fo:margin-bottom="0.1665in" loext:contextual-spacing="false"/>
      <style:text-properties officeooo:paragraph-rsid="05b2b767"/>
    </style:style>
    <style:style style:name="P143" style:family="paragraph" style:parent-style-name="Standard">
      <style:paragraph-properties fo:margin-top="0in" fo:margin-bottom="0.1665in" loext:contextual-spacing="false"/>
      <style:text-properties officeooo:paragraph-rsid="05b4a02e"/>
    </style:style>
    <style:style style:name="P144" style:family="paragraph" style:parent-style-name="Standard">
      <style:paragraph-properties fo:margin-top="0in" fo:margin-bottom="0.1665in" loext:contextual-spacing="false"/>
      <style:text-properties officeooo:paragraph-rsid="05bf0346"/>
    </style:style>
    <style:style style:name="P14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775118" style:font-size-asian="12pt" style:font-name-complex="Courier New" style:font-size-complex="12pt"/>
    </style:style>
    <style:style style:name="P14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861723" style:font-size-asian="12pt" style:font-name-complex="Courier New" style:font-size-complex="12pt"/>
    </style:style>
    <style:style style:name="P14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95abb7" style:font-size-asian="12pt" style:font-name-complex="Courier New" style:font-size-complex="12pt"/>
    </style:style>
    <style:style style:name="P14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961375" style:font-size-asian="12pt" style:font-name-complex="Courier New" style:font-size-complex="12pt"/>
    </style:style>
    <style:style style:name="P14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87f685" officeooo:paragraph-rsid="05775118" style:font-size-asian="12pt" style:font-name-complex="Courier New" style:font-size-complex="12pt"/>
    </style:style>
    <style:style style:name="P15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8dff89" officeooo:paragraph-rsid="05775118" style:font-size-asian="12pt" style:font-name-complex="Courier New" style:font-size-complex="12pt"/>
    </style:style>
    <style:style style:name="P15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29dcd7a" officeooo:paragraph-rsid="05775118" style:font-size-asian="12pt" style:font-name-complex="Courier New" style:font-size-complex="12pt"/>
    </style:style>
    <style:style style:name="P15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b07fce" officeooo:paragraph-rsid="05b07fce" style:font-size-asian="12pt" style:font-name-complex="Courier New" style:font-size-complex="12pt"/>
    </style:style>
    <style:style style:name="P15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b07fce" officeooo:paragraph-rsid="05b4a02e" style:font-size-asian="12pt" style:font-name-complex="Courier New" style:font-size-complex="12pt"/>
    </style:style>
    <style:style style:name="P15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b9ca87" officeooo:paragraph-rsid="05bf0346" style:font-size-asian="12pt" style:font-name-complex="Courier New" style:font-size-complex="12pt"/>
    </style:style>
    <style:style style:name="P15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bb1b34" officeooo:paragraph-rsid="05bf0346" style:font-size-asian="12pt" style:font-name-complex="Courier New" style:font-size-complex="12pt"/>
    </style:style>
    <style:style style:name="P15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officeooo:paragraph-rsid="05bf0346" style:font-name-complex="Courier New" style:font-size-complex="12pt"/>
    </style:style>
    <style:style style:name="P15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775118"/>
    </style:style>
    <style:style style:name="P15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964c34"/>
    </style:style>
    <style:style style:name="P15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9f8240"/>
    </style:style>
    <style:style style:name="P16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a3029d"/>
    </style:style>
    <style:style style:name="P16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rsid="05964c34" officeooo:paragraph-rsid="05964c34"/>
    </style:style>
    <style:style style:name="P16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rsid="05a16bd2" officeooo:paragraph-rsid="05a16bd2"/>
    </style:style>
    <style:style style:name="P16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rsid="05a16bd2" officeooo:paragraph-rsid="05a3029d"/>
    </style:style>
    <style:style style:name="P164" style:family="paragraph" style:parent-style-name="Standard">
      <style:paragraph-properties fo:margin-left="0in" fo:margin-right="0in" fo:margin-top="0in" fo:margin-bottom="0.1665in" loext:contextual-spacing="false" fo:text-indent="0in" style:auto-text-indent="false"/>
      <style:text-properties officeooo:rsid="0495aafe" officeooo:paragraph-rsid="058a58f3"/>
    </style:style>
    <style:style style:name="P165" style:family="paragraph" style:parent-style-name="Standard">
      <style:paragraph-properties fo:margin-left="0in" fo:margin-right="0in" fo:margin-top="0in" fo:margin-bottom="0.1665in" loext:contextual-spacing="false" fo:text-indent="0in" style:auto-text-indent="false"/>
      <style:text-properties officeooo:paragraph-rsid="058a58f3"/>
    </style:style>
    <style:style style:name="P166" style:family="paragraph" style:parent-style-name="Standard">
      <style:paragraph-properties fo:margin-left="0in" fo:margin-right="0in" fo:margin-top="0in" fo:margin-bottom="0.1665in" loext:contextual-spacing="false" fo:text-indent="0in" style:auto-text-indent="false"/>
      <style:text-properties officeooo:rsid="058a58f3" officeooo:paragraph-rsid="058a58f3"/>
    </style:style>
    <style:style style:name="P167" style:family="paragraph" style:parent-style-name="Heading_20_3">
      <style:paragraph-properties fo:margin-top="0.1665in" fo:margin-bottom="0in" loext:contextual-spacing="false"/>
      <style:text-properties officeooo:rsid="056e7145" officeooo:paragraph-rsid="056e7145"/>
    </style:style>
    <style:style style:name="P168" style:family="paragraph" style:parent-style-name="Heading_20_3">
      <style:paragraph-properties fo:margin-top="0.1665in" fo:margin-bottom="0in" loext:contextual-spacing="false"/>
      <style:text-properties style:font-name="Courier New" officeooo:rsid="056cecf0" officeooo:paragraph-rsid="056cecf0" style:font-name-complex="Courier New" style:font-size-complex="12pt"/>
    </style:style>
    <style:style style:name="P169" style:family="paragraph" style:parent-style-name="Heading_20_3">
      <style:paragraph-properties fo:margin-top="0.1665in" fo:margin-bottom="0in" loext:contextual-spacing="false"/>
      <style:text-properties style:font-name="Courier New" officeooo:rsid="0567f2dc" officeooo:paragraph-rsid="056cecf0" style:font-name-complex="Courier New" style:font-size-complex="12pt"/>
    </style:style>
    <style:style style:name="P170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8b7f65" style:font-name-complex="Courier New" style:font-size-complex="12pt"/>
    </style:style>
    <style:style style:name="P171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5961375" style:font-name-complex="Courier New" style:font-size-complex="12pt"/>
    </style:style>
    <style:style style:name="P172" style:family="paragraph" style:parent-style-name="Heading_20_3">
      <style:paragraph-properties fo:margin-top="0.1665in" fo:margin-bottom="0in" loext:contextual-spacing="false"/>
      <style:text-properties style:font-name="Courier New" officeooo:rsid="056904ce" officeooo:paragraph-rsid="050f33e6" style:font-name-complex="Courier New" style:font-size-complex="12pt"/>
    </style:style>
    <style:style style:name="P173" style:family="paragraph" style:parent-style-name="Heading_20_3">
      <style:paragraph-properties fo:margin-top="0.1665in" fo:margin-bottom="0in" loext:contextual-spacing="false"/>
      <style:text-properties style:font-name="Courier New" officeooo:paragraph-rsid="04922ec6" style:font-name-complex="Courier New" style:font-size-complex="12pt"/>
    </style:style>
    <style:style style:name="P17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08a216" style:font-name-complex="Courier New" style:font-size-complex="12pt"/>
    </style:style>
    <style:style style:name="P175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6122e" style:font-name-complex="Courier New" style:font-size-complex="12pt"/>
    </style:style>
    <style:style style:name="P176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9fc30" style:font-name-complex="Courier New" style:font-size-complex="12pt"/>
    </style:style>
    <style:style style:name="P177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be86f" style:font-name-complex="Courier New" style:font-size-complex="12pt"/>
    </style:style>
    <style:style style:name="P178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ad98c" style:font-name-complex="Courier New" style:font-size-complex="12pt"/>
    </style:style>
    <style:style style:name="P179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b06c2" style:font-name-complex="Courier New" style:font-size-complex="12pt"/>
    </style:style>
    <style:style style:name="P180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d402d" style:font-name-complex="Courier New" style:font-size-complex="12pt"/>
    </style:style>
    <style:style style:name="P181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263a6" style:font-name-complex="Courier New" style:font-size-complex="12pt"/>
    </style:style>
    <style:style style:name="P182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1c92a7" style:font-name-complex="Courier New" style:font-size-complex="12pt"/>
    </style:style>
    <style:style style:name="P183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bfa38" style:font-name-complex="Courier New" style:font-size-complex="12pt"/>
    </style:style>
    <style:style style:name="P18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fe9eb" style:font-name-complex="Courier New" style:font-size-complex="12pt"/>
    </style:style>
    <style:style style:name="P185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16df2" style:font-name-complex="Courier New" style:font-size-complex="12pt"/>
    </style:style>
    <style:style style:name="P186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2fd5c" style:font-name-complex="Courier New" style:font-size-complex="12pt"/>
    </style:style>
    <style:style style:name="P187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212cb5" style:font-name-complex="Courier New" style:font-size-complex="12pt"/>
    </style:style>
    <style:style style:name="P188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83f1eb" style:font-name-complex="Courier New" style:font-size-complex="12pt"/>
    </style:style>
    <style:style style:name="P189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961375" style:font-name-complex="Courier New" style:font-size-complex="12pt"/>
    </style:style>
    <style:style style:name="P190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b95c8" style:font-name-complex="Courier New" style:font-size-complex="12pt"/>
    </style:style>
    <style:style style:name="P191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bf5a68" style:font-name-complex="Courier New" style:font-size-complex="12pt"/>
    </style:style>
    <style:style style:name="P192" style:family="paragraph" style:parent-style-name="Heading_20_3">
      <style:paragraph-properties fo:margin-top="0.1665in" fo:margin-bottom="0in" loext:contextual-spacing="false"/>
      <style:text-properties style:font-name="Courier New" officeooo:rsid="050b4637" officeooo:paragraph-rsid="050b4637" style:font-name-complex="Courier New" style:font-size-complex="12pt"/>
    </style:style>
    <style:style style:name="P193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67f2dc" style:font-name-complex="Courier New" style:font-size-complex="12pt"/>
    </style:style>
    <style:style style:name="P194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263a6" style:font-name-complex="Courier New" style:font-size-complex="12pt"/>
    </style:style>
    <style:style style:name="P195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bfa38" style:font-name-complex="Courier New" style:font-size-complex="12pt"/>
    </style:style>
    <style:style style:name="P196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fe9eb" style:font-name-complex="Courier New" style:font-size-complex="12pt"/>
    </style:style>
    <style:style style:name="P197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6cecf0" style:font-name-complex="Courier New" style:font-size-complex="12pt"/>
    </style:style>
    <style:style style:name="P198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e1a1" style:font-name-complex="Courier New" style:font-size-complex="12pt"/>
    </style:style>
    <style:style style:name="P199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212cb5" style:font-name-complex="Courier New" style:font-size-complex="12pt"/>
    </style:style>
    <style:style style:name="P200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fd5c" style:font-name-complex="Courier New" style:font-size-complex="12pt"/>
    </style:style>
    <style:style style:name="P201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11e990" style:font-name-complex="Courier New" style:font-size-complex="12pt"/>
    </style:style>
    <style:style style:name="P202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724e30" style:font-name-complex="Courier New" style:font-size-complex="12pt"/>
    </style:style>
    <style:style style:name="P203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4b34a38" style:font-name-complex="Courier New" style:font-size-complex="12pt"/>
    </style:style>
    <style:style style:name="P204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6b9db5" style:font-name-complex="Courier New" style:font-size-complex="12pt"/>
    </style:style>
    <style:style style:name="P205" style:family="paragraph" style:parent-style-name="Heading_20_3">
      <style:paragraph-properties fo:margin-top="0.1665in" fo:margin-bottom="0in" loext:contextual-spacing="false"/>
      <style:text-properties style:font-name="Courier New" officeooo:rsid="0510b468" officeooo:paragraph-rsid="04b16df2" style:font-name-complex="Courier New" style:font-size-complex="12pt"/>
    </style:style>
    <style:style style:name="P206" style:family="paragraph" style:parent-style-name="Heading_20_3">
      <style:paragraph-properties fo:margin-top="0.1665in" fo:margin-bottom="0in" loext:contextual-spacing="false"/>
      <style:text-properties style:font-name="Courier New" officeooo:paragraph-rsid="04b2fd5c" style:font-name-complex="Courier New" style:font-size-complex="12pt"/>
    </style:style>
    <style:style style:name="P207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13276a" style:font-name-complex="Courier New" style:font-size-complex="12pt"/>
    </style:style>
    <style:style style:name="P208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6b9db5" style:font-name-complex="Courier New" style:font-size-complex="12pt"/>
    </style:style>
    <style:style style:name="P209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71d4a4" style:font-name-complex="Courier New" style:font-size-complex="12pt"/>
    </style:style>
    <style:style style:name="P210" style:family="paragraph" style:parent-style-name="Heading_20_3">
      <style:paragraph-properties fo:margin-top="0.1665in" fo:margin-bottom="0in" loext:contextual-spacing="false"/>
      <style:text-properties style:font-name="Courier New" officeooo:paragraph-rsid="04b57a73" style:font-name-complex="Courier New" style:font-size-complex="12pt"/>
    </style:style>
    <style:style style:name="P211" style:family="paragraph" style:parent-style-name="Heading_20_3">
      <style:paragraph-properties fo:margin-top="0.1665in" fo:margin-bottom="0in" loext:contextual-spacing="false"/>
      <style:text-properties style:font-name="Courier New" officeooo:paragraph-rsid="05775118" style:font-name-complex="Courier New" style:font-size-complex="12pt"/>
    </style:style>
    <style:style style:name="P212" style:family="paragraph" style:parent-style-name="Heading_20_3">
      <style:paragraph-properties fo:margin-top="0.1665in" fo:margin-bottom="0in" loext:contextual-spacing="false"/>
      <style:text-properties style:font-name="Courier New" officeooo:paragraph-rsid="0583f1eb" style:font-name-complex="Courier New" style:font-size-complex="12pt"/>
    </style:style>
    <style:style style:name="P213" style:family="paragraph" style:parent-style-name="Heading_20_3">
      <style:paragraph-properties fo:margin-top="0.1665in" fo:margin-bottom="0in" loext:contextual-spacing="false"/>
      <style:text-properties style:font-name="Courier New" officeooo:paragraph-rsid="058737e5" style:font-name-complex="Courier New" style:font-size-complex="12pt"/>
    </style:style>
    <style:style style:name="P214" style:family="paragraph" style:parent-style-name="Heading_20_3">
      <style:paragraph-properties fo:margin-top="0.1665in" fo:margin-bottom="0in" loext:contextual-spacing="false"/>
      <style:text-properties style:font-name="Courier New" officeooo:paragraph-rsid="05893b3b" style:font-name-complex="Courier New" style:font-size-complex="12pt"/>
    </style:style>
    <style:style style:name="P215" style:family="paragraph" style:parent-style-name="Heading_20_3">
      <style:paragraph-properties fo:margin-top="0.1665in" fo:margin-bottom="0in" loext:contextual-spacing="false"/>
      <style:text-properties style:font-name="Courier New" officeooo:paragraph-rsid="058a58f3" style:font-name-complex="Courier New" style:font-size-complex="12pt"/>
    </style:style>
    <style:style style:name="P216" style:family="paragraph" style:parent-style-name="Heading_20_3">
      <style:paragraph-properties fo:margin-top="0.1665in" fo:margin-bottom="0in" loext:contextual-spacing="false"/>
      <style:text-properties style:font-name="Courier New" officeooo:paragraph-rsid="058c6596" style:font-name-complex="Courier New" style:font-size-complex="12pt"/>
    </style:style>
    <style:style style:name="P217" style:family="paragraph" style:parent-style-name="Heading_20_3">
      <style:paragraph-properties fo:margin-top="0.1665in" fo:margin-bottom="0in" loext:contextual-spacing="false"/>
      <style:text-properties style:font-name="Courier New" officeooo:paragraph-rsid="05a16bd2" style:font-name-complex="Courier New" style:font-size-complex="12pt"/>
    </style:style>
    <style:style style:name="P218" style:family="paragraph" style:parent-style-name="Heading_20_3">
      <style:paragraph-properties fo:margin-top="0.1665in" fo:margin-bottom="0in" loext:contextual-spacing="false"/>
      <style:text-properties style:font-name="Courier New" officeooo:paragraph-rsid="05bf0346" style:font-name-complex="Courier New" style:font-size-complex="12pt"/>
    </style:style>
    <style:style style:name="P219" style:family="paragraph" style:parent-style-name="Heading_20_3">
      <style:paragraph-properties fo:margin-top="0.1665in" fo:margin-bottom="0in" loext:contextual-spacing="false"/>
      <style:text-properties style:font-name="Courier New" fo:font-size="12pt" officeooo:rsid="05bb1b34" officeooo:paragraph-rsid="05aa6e36" style:font-size-asian="12pt" style:font-name-complex="Courier New" style:font-size-complex="12pt"/>
    </style:style>
    <style:style style:name="P220" style:family="paragraph" style:parent-style-name="Heading_20_3">
      <style:paragraph-properties fo:margin-top="0.1665in" fo:margin-bottom="0in" loext:contextual-spacing="false"/>
      <style:text-properties style:font-name="Courier New" fo:font-weight="bold" officeooo:rsid="0534a205" officeooo:paragraph-rsid="0534a205" style:font-weight-asian="bold" style:font-name-complex="Courier New" style:font-size-complex="12pt" style:font-weight-complex="bold"/>
    </style:style>
    <style:style style:name="P221" style:family="paragraph" style:parent-style-name="Heading_20_3">
      <style:paragraph-properties fo:margin-top="0.1665in" fo:margin-bottom="0in" loext:contextual-spacing="false"/>
      <style:text-properties style:font-name="Courier New" fo:font-weight="bold" officeooo:paragraph-rsid="04922ec6" style:font-weight-asian="bold" style:font-name-complex="Courier New" style:font-size-complex="12pt" style:font-weight-complex="bold"/>
    </style:style>
    <style:style style:name="P222" style:family="paragraph" style:parent-style-name="Heading_20_3">
      <style:paragraph-properties fo:margin-top="0.1665in" fo:margin-bottom="0in" loext:contextual-spacing="false"/>
      <style:text-properties style:font-name="Courier New" fo:font-weight="bold" officeooo:rsid="0508a216" officeooo:paragraph-rsid="0595abb7" style:font-weight-asian="bold" style:font-name-complex="Courier New" style:font-size-complex="12pt" style:font-weight-complex="bold"/>
    </style:style>
    <style:style style:name="P223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officeooo:rsid="056ad98c" officeooo:paragraph-rsid="048d5eeb" style:font-style-asian="italic" style:font-name-complex="Courier New" style:font-size-complex="12pt" style:font-style-complex="italic"/>
    </style:style>
    <style:style style:name="P224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officeooo:rsid="050f33e6" officeooo:paragraph-rsid="05961375" style:font-style-asian="italic" style:font-name-complex="Courier New" style:font-size-complex="12pt" style:font-style-complex="italic"/>
    </style:style>
    <style:style style:name="P225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officeooo:rsid="050f33e6" officeooo:paragraph-rsid="04b2e1a1" style:font-style-asian="italic" style:font-name-complex="Courier New" style:font-size-complex="12pt" style:font-style-complex="italic"/>
    </style:style>
    <style:style style:name="P226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officeooo:rsid="0510a19a" officeooo:paragraph-rsid="04b34a38" style:font-style-asian="italic" style:font-name-complex="Courier New" style:font-size-complex="12pt" style:font-style-complex="italic"/>
    </style:style>
    <style:style style:name="P227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officeooo:rsid="0510a19a" officeooo:paragraph-rsid="04b49a52" style:font-style-asian="italic" style:font-name-complex="Courier New" style:font-size-complex="12pt" style:font-style-complex="italic"/>
    </style:style>
    <style:style style:name="P228" style:family="paragraph" style:parent-style-name="Heading_20_3">
      <style:paragraph-properties fo:margin-top="0.1665in" fo:margin-bottom="0in" loext:contextual-spacing="false"/>
      <style:text-properties style:font-name="Courier New" fo:font-style="italic" style:text-underline-style="solid" style:text-underline-width="auto" style:text-underline-color="font-color" fo:font-weight="normal" officeooo:rsid="0508a216" officeooo:paragraph-rsid="0595abb7" style:font-style-asian="italic" style:font-weight-asian="normal" style:font-name-complex="Courier New" style:font-size-complex="12pt" style:font-style-complex="italic" style:font-weight-complex="normal"/>
    </style:style>
    <style:style style:name="P229" style:family="paragraph" style:parent-style-name="Heading_20_3">
      <style:paragraph-properties fo:margin-top="0.1665in" fo:margin-bottom="0in" loext:contextual-spacing="false"/>
      <style:text-properties officeooo:paragraph-rsid="04afe9eb"/>
    </style:style>
    <style:style style:name="P230" style:family="paragraph" style:parent-style-name="Heading_20_3">
      <style:paragraph-properties fo:margin-top="0.1665in" fo:margin-bottom="0in" loext:contextual-spacing="false"/>
      <style:text-properties officeooo:paragraph-rsid="048d5eeb"/>
    </style:style>
    <style:style style:name="P231" style:family="paragraph" style:parent-style-name="Heading_20_3">
      <style:paragraph-properties fo:margin-top="0.1665in" fo:margin-bottom="0in" loext:contextual-spacing="false"/>
      <style:text-properties officeooo:paragraph-rsid="058a58f3"/>
    </style:style>
    <style:style style:name="P232" style:family="paragraph" style:parent-style-name="Heading_20_3">
      <style:paragraph-properties fo:margin-top="0.1665in" fo:margin-bottom="0in" loext:contextual-spacing="false"/>
      <style:text-properties officeooo:paragraph-rsid="05b2b767"/>
    </style:style>
    <style:style style:name="P233" style:family="paragraph" style:parent-style-name="Heading_20_2">
      <style:text-properties style:font-name="Courier New" fo:font-size="12pt" officeooo:rsid="003b5934" officeooo:paragraph-rsid="046a2321" style:font-size-asian="12pt" style:font-name-complex="Courier New" style:font-size-complex="12pt"/>
    </style:style>
    <style:style style:name="P234" style:family="paragraph" style:parent-style-name="Heading_20_2">
      <style:text-properties officeooo:rsid="05775118" officeooo:paragraph-rsid="05775118" style:font-size-complex="12pt"/>
    </style:style>
    <style:style style:name="T1" style:family="text">
      <style:text-properties officeooo:rsid="051ba15f" style:font-size-complex="12pt"/>
    </style:style>
    <style:style style:name="T2" style:family="text">
      <style:text-properties style:font-name="Courier New" style:font-name-complex="Courier New" style:font-size-complex="12pt"/>
    </style:style>
    <style:style style:name="T3" style:family="text">
      <style:text-properties style:font-name="Courier New" officeooo:rsid="056cecf0" style:font-name-complex="Courier New" style:font-size-complex="12pt"/>
    </style:style>
    <style:style style:name="T4" style:family="text">
      <style:text-properties style:font-name="Courier New" officeooo:rsid="0511e990" style:font-name-complex="Courier New" style:font-size-complex="12pt"/>
    </style:style>
    <style:style style:name="T5" style:family="text">
      <style:text-properties style:font-name="Courier New" officeooo:rsid="0570453c" style:font-name-complex="Courier New" style:font-size-complex="12pt"/>
    </style:style>
    <style:style style:name="T6" style:family="text">
      <style:text-properties style:font-name="Courier New" officeooo:rsid="050f33e6" style:font-name-complex="Courier New" style:font-size-complex="12pt"/>
    </style:style>
    <style:style style:name="T7" style:family="text">
      <style:text-properties style:font-name="Courier New" officeooo:rsid="048b7f65" style:font-name-complex="Courier New" style:font-size-complex="12pt"/>
    </style:style>
    <style:style style:name="T8" style:family="text">
      <style:text-properties style:font-name="Courier New" officeooo:rsid="04abfa38" style:font-name-complex="Courier New" style:font-size-complex="12pt"/>
    </style:style>
    <style:style style:name="T9" style:family="text">
      <style:text-properties style:font-name="Courier New" officeooo:rsid="05b1dba3" style:font-name-complex="Courier New" style:font-size-complex="12pt"/>
    </style:style>
    <style:style style:name="T10" style:family="text">
      <style:text-properties style:font-name="Courier New" officeooo:rsid="05c0ff51" style:font-name-complex="Courier New" style:font-size-complex="12pt"/>
    </style:style>
    <style:style style:name="T11" style:family="text">
      <style:text-properties style:font-name="Courier New" fo:font-size="12pt" style:font-size-asian="12pt" style:font-name-complex="Courier New" style:font-size-complex="12pt"/>
    </style:style>
    <style:style style:name="T12" style:family="text">
      <style:text-properties style:font-name="Courier New" fo:font-size="12pt" officeooo:rsid="0031a1b0" style:font-size-asian="12pt" style:font-name-complex="Courier New" style:font-size-complex="12pt"/>
    </style:style>
    <style:style style:name="T13" style:family="text">
      <style:text-properties style:font-name="Courier New" fo:font-size="12pt" officeooo:rsid="0032479d" style:font-size-asian="12pt" style:font-name-complex="Courier New" style:font-size-complex="12pt"/>
    </style:style>
    <style:style style:name="T14" style:family="text">
      <style:text-properties style:font-name="Courier New" fo:font-size="12pt" officeooo:rsid="00aa76a7" style:font-size-asian="12pt" style:font-name-complex="Courier New" style:font-size-complex="12pt"/>
    </style:style>
    <style:style style:name="T15" style:family="text">
      <style:text-properties style:font-name="Courier New" fo:font-size="12pt" officeooo:rsid="0177bebf" style:font-size-asian="12pt" style:font-name-complex="Courier New" style:font-size-complex="12pt"/>
    </style:style>
    <style:style style:name="T16" style:family="text">
      <style:text-properties style:font-name="Courier New" fo:font-size="12pt" officeooo:rsid="0285cd1f" style:font-size-asian="12pt" style:font-name-complex="Courier New" style:font-size-complex="12pt"/>
    </style:style>
    <style:style style:name="T17" style:family="text">
      <style:text-properties style:font-name="Courier New" fo:font-size="12pt" officeooo:rsid="02878cb7" style:font-size-asian="12pt" style:font-name-complex="Courier New" style:font-size-complex="12pt"/>
    </style:style>
    <style:style style:name="T18" style:family="text">
      <style:text-properties style:font-name="Courier New" fo:font-size="12pt" officeooo:rsid="038aa080" style:font-size-asian="12pt" style:font-name-complex="Courier New" style:font-size-complex="12pt"/>
    </style:style>
    <style:style style:name="T19" style:family="text">
      <style:text-properties style:font-name="Courier New" fo:font-size="12pt" officeooo:rsid="042f1b7d" style:font-size-asian="12pt" style:font-name-complex="Courier New" style:font-size-complex="12pt"/>
    </style:style>
    <style:style style:name="T20" style:family="text">
      <style:text-properties style:font-name="Courier New" fo:font-size="12pt" officeooo:rsid="04559375" style:font-size-asian="12pt" style:font-name-complex="Courier New" style:font-size-complex="12pt"/>
    </style:style>
    <style:style style:name="T21" style:family="text">
      <style:text-properties style:font-name="Courier New" fo:font-size="12pt" officeooo:rsid="0462b7cf" style:font-size-asian="12pt" style:font-name-complex="Courier New" style:font-size-complex="12pt"/>
    </style:style>
    <style:style style:name="T22" style:family="text">
      <style:text-properties style:font-name="Courier New" fo:font-size="12pt" officeooo:rsid="0472e783" style:font-size-asian="12pt" style:font-name-complex="Courier New" style:font-size-complex="12pt"/>
    </style:style>
    <style:style style:name="T23" style:family="text">
      <style:text-properties style:font-name="Courier New" fo:font-size="12pt" officeooo:rsid="04738c1d" style:font-size-asian="12pt" style:font-name-complex="Courier New" style:font-size-complex="12pt"/>
    </style:style>
    <style:style style:name="T24" style:family="text">
      <style:text-properties style:font-name="Courier New" fo:font-size="12pt" officeooo:rsid="0475d2b0" style:font-size-asian="12pt" style:font-name-complex="Courier New" style:font-size-complex="12pt"/>
    </style:style>
    <style:style style:name="T25" style:family="text">
      <style:text-properties style:font-name="Courier New" fo:font-size="12pt" officeooo:rsid="04777e6f" style:font-size-asian="12pt" style:font-name-complex="Courier New" style:font-size-complex="12pt"/>
    </style:style>
    <style:style style:name="T26" style:family="text">
      <style:text-properties style:font-name="Courier New" fo:font-size="12pt" officeooo:rsid="048b7f65" style:font-size-asian="12pt" style:font-name-complex="Courier New" style:font-size-complex="12pt"/>
    </style:style>
    <style:style style:name="T27" style:family="text">
      <style:text-properties style:font-name="Courier New" fo:font-size="12pt" officeooo:rsid="048ec67a" style:font-size-asian="12pt" style:font-name-complex="Courier New" style:font-size-complex="12pt"/>
    </style:style>
    <style:style style:name="T28" style:family="text">
      <style:text-properties style:font-name="Courier New" fo:font-size="12pt" officeooo:rsid="0490bf59" style:font-size-asian="12pt" style:font-name-complex="Courier New" style:font-size-complex="12pt"/>
    </style:style>
    <style:style style:name="T29" style:family="text">
      <style:text-properties style:font-name="Courier New" fo:font-size="12pt" officeooo:rsid="0496122e" style:font-size-asian="12pt" style:font-name-complex="Courier New" style:font-size-complex="12pt"/>
    </style:style>
    <style:style style:name="T30" style:family="text">
      <style:text-properties style:font-name="Courier New" fo:font-size="12pt" officeooo:rsid="049f1ee1" style:font-size-asian="12pt" style:font-name-complex="Courier New" style:font-size-complex="12pt"/>
    </style:style>
    <style:style style:name="T31" style:family="text">
      <style:text-properties style:font-name="Courier New" fo:font-size="12pt" officeooo:rsid="04a0c471" style:font-size-asian="12pt" style:font-name-complex="Courier New" style:font-size-complex="12pt"/>
    </style:style>
    <style:style style:name="T32" style:family="text">
      <style:text-properties style:font-name="Courier New" fo:font-size="12pt" officeooo:rsid="04a3ce32" style:font-size-asian="12pt" style:font-name-complex="Courier New" style:font-size-complex="12pt"/>
    </style:style>
    <style:style style:name="T33" style:family="text">
      <style:text-properties style:font-name="Courier New" fo:font-size="12pt" officeooo:rsid="04a45d7f" style:font-size-asian="12pt" style:font-name-complex="Courier New" style:font-size-complex="12pt"/>
    </style:style>
    <style:style style:name="T34" style:family="text">
      <style:text-properties style:font-name="Courier New" fo:font-size="12pt" officeooo:rsid="04aa32ba" style:font-size-asian="12pt" style:font-name-complex="Courier New" style:font-size-complex="12pt"/>
    </style:style>
    <style:style style:name="T35" style:family="text">
      <style:text-properties style:font-name="Courier New" fo:font-size="12pt" officeooo:rsid="04abfa38" style:font-size-asian="12pt" style:font-name-complex="Courier New" style:font-size-complex="12pt"/>
    </style:style>
    <style:style style:name="T36" style:family="text">
      <style:text-properties style:font-name="Courier New" fo:font-size="12pt" officeooo:rsid="04ad5597" style:font-size-asian="12pt" style:font-name-complex="Courier New" style:font-size-complex="12pt"/>
    </style:style>
    <style:style style:name="T37" style:family="text">
      <style:text-properties style:font-name="Courier New" fo:font-size="12pt" officeooo:rsid="04afe9eb" style:font-size-asian="12pt" style:font-name-complex="Courier New" style:font-size-complex="12pt"/>
    </style:style>
    <style:style style:name="T38" style:family="text">
      <style:text-properties style:font-name="Courier New" fo:font-size="12pt" officeooo:rsid="04b2fd5c" style:font-size-asian="12pt" style:font-name-complex="Courier New" style:font-size-complex="12pt"/>
    </style:style>
    <style:style style:name="T39" style:family="text">
      <style:text-properties style:font-name="Courier New" fo:font-size="12pt" officeooo:rsid="04b57a73" style:font-size-asian="12pt" style:font-name-complex="Courier New" style:font-size-complex="12pt"/>
    </style:style>
    <style:style style:name="T40" style:family="text">
      <style:text-properties style:font-name="Courier New" fo:font-size="12pt" officeooo:rsid="05072b0b" style:font-size-asian="12pt" style:font-name-complex="Courier New" style:font-size-complex="12pt"/>
    </style:style>
    <style:style style:name="T41" style:family="text">
      <style:text-properties style:font-name="Courier New" fo:font-size="12pt" officeooo:rsid="0508a216" style:font-size-asian="12pt" style:font-name-complex="Courier New" style:font-size-complex="12pt"/>
    </style:style>
    <style:style style:name="T42" style:family="text">
      <style:text-properties style:font-name="Courier New" fo:font-size="12pt" officeooo:rsid="0510a19a" style:font-size-asian="12pt" style:font-name-complex="Courier New" style:font-size-complex="12pt"/>
    </style:style>
    <style:style style:name="T43" style:family="text">
      <style:text-properties style:font-name="Courier New" fo:font-size="12pt" officeooo:rsid="05141050" style:font-size-asian="12pt" style:font-name-complex="Courier New" style:font-size-complex="12pt"/>
    </style:style>
    <style:style style:name="T44" style:family="text">
      <style:text-properties style:font-name="Courier New" fo:font-size="12pt" officeooo:rsid="051c92a7" style:font-size-asian="12pt" style:font-name-complex="Courier New" style:font-size-complex="12pt"/>
    </style:style>
    <style:style style:name="T45" style:family="text">
      <style:text-properties style:font-name="Courier New" fo:font-size="12pt" officeooo:rsid="052129d1" style:font-size-asian="12pt" style:font-name-complex="Courier New" style:font-size-complex="12pt"/>
    </style:style>
    <style:style style:name="T46" style:family="text">
      <style:text-properties style:font-name="Courier New" fo:font-size="12pt" officeooo:rsid="05212cb5" style:font-size-asian="12pt" style:font-name-complex="Courier New" style:font-size-complex="12pt"/>
    </style:style>
    <style:style style:name="T47" style:family="text">
      <style:text-properties style:font-name="Courier New" fo:font-size="12pt" officeooo:rsid="052300d8" style:font-size-asian="12pt" style:font-name-complex="Courier New" style:font-size-complex="12pt"/>
    </style:style>
    <style:style style:name="T48" style:family="text">
      <style:text-properties style:font-name="Courier New" fo:font-size="12pt" officeooo:rsid="0539b0c9" style:font-size-asian="12pt" style:font-name-complex="Courier New" style:font-size-complex="12pt"/>
    </style:style>
    <style:style style:name="T49" style:family="text">
      <style:text-properties style:font-name="Courier New" fo:font-size="12pt" officeooo:rsid="053cc7a8" style:font-size-asian="12pt" style:font-name-complex="Courier New" style:font-size-complex="12pt"/>
    </style:style>
    <style:style style:name="T50" style:family="text">
      <style:text-properties style:font-name="Courier New" fo:font-size="12pt" officeooo:rsid="054adcfc" style:font-size-asian="12pt" style:font-name-complex="Courier New" style:font-size-complex="12pt"/>
    </style:style>
    <style:style style:name="T51" style:family="text">
      <style:text-properties style:font-name="Courier New" fo:font-size="12pt" officeooo:rsid="054d5b4a" style:font-size-asian="12pt" style:font-name-complex="Courier New" style:font-size-complex="12pt"/>
    </style:style>
    <style:style style:name="T52" style:family="text">
      <style:text-properties style:font-name="Courier New" fo:font-size="12pt" officeooo:rsid="042fcf21" style:font-size-asian="12pt" style:font-name-complex="Courier New" style:font-size-complex="12pt"/>
    </style:style>
    <style:style style:name="T53" style:family="text">
      <style:text-properties style:font-name="Courier New" fo:font-size="12pt" officeooo:rsid="0567f2dc" style:font-size-asian="12pt" style:font-name-complex="Courier New" style:font-size-complex="12pt"/>
    </style:style>
    <style:style style:name="T54" style:family="text">
      <style:text-properties style:font-name="Courier New" fo:font-size="12pt" officeooo:rsid="056ad98c" style:font-size-asian="12pt" style:font-name-complex="Courier New" style:font-size-complex="12pt"/>
    </style:style>
    <style:style style:name="T55" style:family="text">
      <style:text-properties style:font-name="Courier New" fo:font-size="12pt" officeooo:rsid="056b06c2" style:font-size-asian="12pt" style:font-name-complex="Courier New" style:font-size-complex="12pt"/>
    </style:style>
    <style:style style:name="T56" style:family="text">
      <style:text-properties style:font-name="Courier New" fo:font-size="12pt" officeooo:rsid="056c1ba7" style:font-size-asian="12pt" style:font-name-complex="Courier New" style:font-size-complex="12pt"/>
    </style:style>
    <style:style style:name="T57" style:family="text">
      <style:text-properties style:font-name="Courier New" fo:font-size="12pt" officeooo:rsid="00adb049" style:font-size-asian="12pt" style:font-name-complex="Courier New" style:font-size-complex="12pt"/>
    </style:style>
    <style:style style:name="T58" style:family="text">
      <style:text-properties style:font-name="Courier New" fo:font-size="12pt" officeooo:rsid="048c8c07" style:font-size-asian="12pt" style:font-name-complex="Courier New" style:font-size-complex="12pt"/>
    </style:style>
    <style:style style:name="T59" style:family="text">
      <style:text-properties style:font-name="Courier New" fo:font-size="12pt" officeooo:rsid="00341cbb" style:font-size-asian="12pt" style:font-name-complex="Courier New" style:font-size-complex="12pt"/>
    </style:style>
    <style:style style:name="T60" style:family="text">
      <style:text-properties style:font-name="Courier New" fo:font-size="12pt" officeooo:rsid="02bd21a1" style:font-size-asian="12pt" style:font-name-complex="Courier New" style:font-size-complex="12pt"/>
    </style:style>
    <style:style style:name="T61" style:family="text">
      <style:text-properties style:font-name="Courier New" fo:font-size="12pt" officeooo:rsid="0337b8c5" style:font-size-asian="12pt" style:font-name-complex="Courier New" style:font-size-complex="12pt"/>
    </style:style>
    <style:style style:name="T62" style:family="text">
      <style:text-properties style:font-name="Courier New" fo:font-size="12pt" officeooo:rsid="04923cd3" style:font-size-asian="12pt" style:font-name-complex="Courier New" style:font-size-complex="12pt"/>
    </style:style>
    <style:style style:name="T63" style:family="text">
      <style:text-properties style:font-name="Courier New" fo:font-size="12pt" officeooo:rsid="04935358" style:font-size-asian="12pt" style:font-name-complex="Courier New" style:font-size-complex="12pt"/>
    </style:style>
    <style:style style:name="T64" style:family="text">
      <style:text-properties style:font-name="Courier New" fo:font-size="12pt" officeooo:rsid="049428de" style:font-size-asian="12pt" style:font-name-complex="Courier New" style:font-size-complex="12pt"/>
    </style:style>
    <style:style style:name="T65" style:family="text">
      <style:text-properties style:font-name="Courier New" fo:font-size="12pt" officeooo:rsid="04975224" style:font-size-asian="12pt" style:font-name-complex="Courier New" style:font-size-complex="12pt"/>
    </style:style>
    <style:style style:name="T66" style:family="text">
      <style:text-properties style:font-name="Courier New" fo:font-size="12pt" officeooo:rsid="0588288c" style:font-size-asian="12pt" style:font-name-complex="Courier New" style:font-size-complex="12pt"/>
    </style:style>
    <style:style style:name="T67" style:family="text">
      <style:text-properties style:font-name="Courier New" fo:font-size="12pt" officeooo:rsid="05883d5e" style:font-size-asian="12pt" style:font-name-complex="Courier New" style:font-size-complex="12pt"/>
    </style:style>
    <style:style style:name="T68" style:family="text">
      <style:text-properties style:font-name="Courier New" fo:font-size="12pt" officeooo:rsid="05893b3b" style:font-size-asian="12pt" style:font-name-complex="Courier New" style:font-size-complex="12pt"/>
    </style:style>
    <style:style style:name="T69" style:family="text">
      <style:text-properties style:font-name="Courier New" fo:font-size="12pt" officeooo:rsid="05137540" style:font-size-asian="12pt" style:font-name-complex="Courier New" style:font-size-complex="12pt"/>
    </style:style>
    <style:style style:name="T70" style:family="text">
      <style:text-properties style:font-name="Courier New" fo:font-size="12pt" officeooo:rsid="058a58f3" style:font-size-asian="12pt" style:font-name-complex="Courier New" style:font-size-complex="12pt"/>
    </style:style>
    <style:style style:name="T71" style:family="text">
      <style:text-properties style:font-name="Courier New" fo:font-size="12pt" officeooo:rsid="058c6596" style:font-size-asian="12pt" style:font-name-complex="Courier New" style:font-size-complex="12pt"/>
    </style:style>
    <style:style style:name="T72" style:family="text">
      <style:text-properties style:font-name="Courier New" fo:font-size="12pt" officeooo:rsid="0590f7c1" style:font-size-asian="12pt" style:font-name-complex="Courier New" style:font-size-complex="12pt"/>
    </style:style>
    <style:style style:name="T73" style:family="text">
      <style:text-properties style:font-name="Courier New" fo:font-size="12pt" officeooo:rsid="01b36120" style:font-size-asian="12pt" style:font-name-complex="Courier New" style:font-size-complex="12pt"/>
    </style:style>
    <style:style style:name="T74" style:family="text">
      <style:text-properties style:font-name="Courier New" fo:font-size="12pt" officeooo:rsid="017614c9" style:font-size-asian="12pt" style:font-name-complex="Courier New" style:font-size-complex="12pt"/>
    </style:style>
    <style:style style:name="T75" style:family="text">
      <style:text-properties style:font-name="Courier New" fo:font-size="12pt" officeooo:rsid="05964c34" style:font-size-asian="12pt" style:font-name-complex="Courier New" style:font-size-complex="12pt"/>
    </style:style>
    <style:style style:name="T76" style:family="text">
      <style:text-properties style:font-name="Courier New" fo:font-size="12pt" officeooo:rsid="0599244e" style:font-size-asian="12pt" style:font-name-complex="Courier New" style:font-size-complex="12pt"/>
    </style:style>
    <style:style style:name="T77" style:family="text">
      <style:text-properties style:font-name="Courier New" fo:font-size="12pt" officeooo:rsid="059c3213" style:font-size-asian="12pt" style:font-name-complex="Courier New" style:font-size-complex="12pt"/>
    </style:style>
    <style:style style:name="T78" style:family="text">
      <style:text-properties style:font-name="Courier New" fo:font-size="12pt" officeooo:rsid="059f8240" style:font-size-asian="12pt" style:font-name-complex="Courier New" style:font-size-complex="12pt"/>
    </style:style>
    <style:style style:name="T79" style:family="text">
      <style:text-properties style:font-name="Courier New" fo:font-size="12pt" officeooo:rsid="05a16bd2" style:font-size-asian="12pt" style:font-name-complex="Courier New" style:font-size-complex="12pt"/>
    </style:style>
    <style:style style:name="T80" style:family="text">
      <style:text-properties style:font-name="Courier New" fo:font-size="12pt" officeooo:rsid="058f7f6a" style:font-size-asian="12pt" style:font-name-complex="Courier New" style:font-size-complex="12pt"/>
    </style:style>
    <style:style style:name="T81" style:family="text">
      <style:text-properties style:font-name="Courier New" fo:font-size="12pt" officeooo:rsid="05a3029d" style:font-size-asian="12pt" style:font-name-complex="Courier New" style:font-size-complex="12pt"/>
    </style:style>
    <style:style style:name="T82" style:family="text">
      <style:text-properties style:font-name="Courier New" fo:font-size="12pt" officeooo:rsid="05a57b12" style:font-size-asian="12pt" style:font-name-complex="Courier New" style:font-size-complex="12pt"/>
    </style:style>
    <style:style style:name="T83" style:family="text">
      <style:text-properties style:font-name="Courier New" fo:font-size="12pt" officeooo:rsid="05a7600b" style:font-size-asian="12pt" style:font-name-complex="Courier New" style:font-size-complex="12pt"/>
    </style:style>
    <style:style style:name="T84" style:family="text">
      <style:text-properties style:font-name="Courier New" fo:font-size="12pt" officeooo:rsid="05a99bf6" style:font-size-asian="12pt" style:font-name-complex="Courier New" style:font-size-complex="12pt"/>
    </style:style>
    <style:style style:name="T85" style:family="text">
      <style:text-properties style:font-name="Courier New" fo:font-size="12pt" officeooo:rsid="05af2ac7" style:font-size-asian="12pt" style:font-name-complex="Courier New" style:font-size-complex="12pt"/>
    </style:style>
    <style:style style:name="T86" style:family="text">
      <style:text-properties style:font-name="Courier New" fo:font-size="12pt" officeooo:rsid="05b0dac6" style:font-size-asian="12pt" style:font-name-complex="Courier New" style:font-size-complex="12pt"/>
    </style:style>
    <style:style style:name="T87" style:family="text">
      <style:text-properties style:font-name="Courier New" fo:font-size="12pt" officeooo:rsid="05a36f19" style:font-size-asian="12pt" style:font-name-complex="Courier New" style:font-size-complex="12pt"/>
    </style:style>
    <style:style style:name="T88" style:family="text">
      <style:text-properties style:font-name="Courier New" fo:font-size="12pt" officeooo:rsid="05b2b767" style:font-size-asian="12pt" style:font-name-complex="Courier New" style:font-size-complex="12pt"/>
    </style:style>
    <style:style style:name="T89" style:family="text">
      <style:text-properties style:font-name="Courier New" fo:font-size="12pt" officeooo:rsid="05b4a02e" style:font-size-asian="12pt" style:font-name-complex="Courier New" style:font-size-complex="12pt"/>
    </style:style>
    <style:style style:name="T90" style:family="text">
      <style:text-properties style:font-name="Courier New" fo:font-size="12pt" officeooo:rsid="05aa6e36" style:font-size-asian="12pt" style:font-name-complex="Courier New" style:font-size-complex="12pt"/>
    </style:style>
    <style:style style:name="T91" style:family="text">
      <style:text-properties style:font-name="Courier New" fo:font-size="12pt" officeooo:rsid="05b91ea4" style:font-size-asian="12pt" style:font-name-complex="Courier New" style:font-size-complex="12pt"/>
    </style:style>
    <style:style style:name="T92" style:family="text">
      <style:text-properties style:font-name="Courier New" fo:font-size="12pt" officeooo:rsid="05bf5a68" style:font-size-asian="12pt" style:font-name-complex="Courier New" style:font-size-complex="12pt"/>
    </style:style>
    <style:style style:name="T93" style:family="text">
      <style:text-properties style:font-name="Courier New" fo:font-size="12pt" officeooo:rsid="05c0ff51" style:font-size-asian="12pt" style:font-name-complex="Courier New" style:font-size-complex="12pt"/>
    </style:style>
    <style:style style:name="T94" style:family="text">
      <style:text-properties style:font-name="Courier New" fo:font-size="12pt" officeooo:rsid="05c2bf72" style:font-size-asian="12pt" style:font-name-complex="Courier New" style:font-size-complex="12pt"/>
    </style:style>
    <style:style style:name="T95" style:family="text">
      <style:text-properties style:font-name="Courier New" fo:font-size="12pt" officeooo:rsid="05c2ef2b" style:font-size-asian="12pt" style:font-name-complex="Courier New" style:font-size-complex="12pt"/>
    </style:style>
    <style:style style:name="T96" style:family="text">
      <style:text-properties style:font-name="Courier New" fo:font-size="12pt" officeooo:rsid="05c38220" style:font-size-asian="12pt" style:font-name-complex="Courier New" style:font-size-complex="12pt"/>
    </style:style>
    <style:style style:name="T97" style:family="text">
      <style:text-properties style:font-name="Courier New" fo:font-size="12pt" officeooo:rsid="05c3dbdc" style:font-size-asian="12pt" style:font-name-complex="Courier New" style:font-size-complex="12pt"/>
    </style:style>
    <style:style style:name="T98" style:family="text">
      <style:text-properties style:font-name-asian="Courier New"/>
    </style:style>
    <style:style style:name="T99" style:family="text">
      <style:text-properties officeooo:rsid="04559375" style:font-name-asian="Courier New"/>
    </style:style>
    <style:style style:name="T100" style:family="text">
      <style:text-properties officeooo:rsid="00aa76a7"/>
    </style:style>
    <style:style style:name="T101" style:family="text">
      <style:text-properties officeooo:rsid="0176e6f3"/>
    </style:style>
    <style:style style:name="T102" style:family="text">
      <style:text-properties officeooo:rsid="01b32ee2"/>
    </style:style>
    <style:style style:name="T103" style:family="text">
      <style:text-properties officeooo:rsid="01b36120"/>
    </style:style>
    <style:style style:name="T104" style:family="text">
      <style:text-properties officeooo:rsid="01b55656"/>
    </style:style>
    <style:style style:name="T105" style:family="text">
      <style:text-properties officeooo:rsid="01c9d256"/>
    </style:style>
    <style:style style:name="T106" style:family="text">
      <style:text-properties officeooo:rsid="01f4e1a6"/>
    </style:style>
    <style:style style:name="T107" style:family="text">
      <style:text-properties officeooo:rsid="02861325"/>
    </style:style>
    <style:style style:name="T108" style:family="text">
      <style:text-properties officeooo:rsid="042cd1e0"/>
    </style:style>
    <style:style style:name="T109" style:family="text">
      <style:text-properties officeooo:rsid="044c650a"/>
    </style:style>
    <style:style style:name="T110" style:family="text">
      <style:text-properties officeooo:rsid="04559375"/>
    </style:style>
    <style:style style:name="T111" style:family="text">
      <style:text-properties officeooo:rsid="045759f0"/>
    </style:style>
    <style:style style:name="T112" style:family="text">
      <style:text-properties officeooo:rsid="0462b7cf"/>
    </style:style>
    <style:style style:name="T113" style:family="text">
      <style:text-properties officeooo:rsid="04777e6f"/>
    </style:style>
    <style:style style:name="T114" style:family="text">
      <style:text-properties officeooo:rsid="04781130"/>
    </style:style>
    <style:style style:name="T115" style:family="text">
      <style:text-properties officeooo:rsid="04789cf9"/>
    </style:style>
    <style:style style:name="T116" style:family="text">
      <style:text-properties fo:font-size="12pt" style:font-size-asian="12pt"/>
    </style:style>
    <style:style style:name="T117" style:family="text">
      <style:text-properties fo:font-size="12pt" officeooo:rsid="04712e2e" style:font-size-asian="12pt"/>
    </style:style>
    <style:style style:name="T118" style:family="text">
      <style:text-properties fo:font-size="12pt" officeooo:rsid="017614c9" style:font-size-asian="12pt"/>
    </style:style>
    <style:style style:name="T119" style:family="text">
      <style:text-properties fo:font-size="12pt" officeooo:rsid="00a89125" style:font-size-asian="12pt"/>
    </style:style>
    <style:style style:name="T120" style:family="text">
      <style:text-properties fo:font-size="12pt" officeooo:rsid="04922ec6" style:font-size-asian="12pt"/>
    </style:style>
    <style:style style:name="T121" style:family="text">
      <style:text-properties fo:font-size="12pt" officeooo:rsid="04a6f17b" style:font-size-asian="12pt"/>
    </style:style>
    <style:style style:name="T122" style:family="text">
      <style:text-properties fo:font-size="12pt" officeooo:rsid="04afe9eb" style:font-size-asian="12pt"/>
    </style:style>
    <style:style style:name="T123" style:family="text">
      <style:text-properties fo:font-size="12pt" officeooo:rsid="03d6474a" style:font-size-asian="12pt"/>
    </style:style>
    <style:style style:name="T124" style:family="text">
      <style:text-properties fo:font-size="12pt" officeooo:rsid="04585528" style:font-size-asian="12pt"/>
    </style:style>
    <style:style style:name="T125" style:family="text">
      <style:text-properties fo:font-size="12pt" officeooo:rsid="04b16df2" style:font-size-asian="12pt"/>
    </style:style>
    <style:style style:name="T126" style:family="text">
      <style:text-properties fo:font-size="12pt" officeooo:rsid="049468aa" style:font-size-asian="12pt"/>
    </style:style>
    <style:style style:name="T127" style:family="text">
      <style:text-properties fo:font-size="12pt" officeooo:rsid="0508a216" style:font-size-asian="12pt"/>
    </style:style>
    <style:style style:name="T128" style:family="text">
      <style:text-properties fo:font-size="12pt" officeooo:rsid="04aa32ba" style:font-size-asian="12pt"/>
    </style:style>
    <style:style style:name="T129" style:family="text">
      <style:text-properties fo:font-size="12pt" officeooo:rsid="01b36120" style:font-size-asian="12pt"/>
    </style:style>
    <style:style style:name="T130" style:family="text">
      <style:text-properties fo:font-size="12pt" officeooo:rsid="045c99cf" style:font-size-asian="12pt"/>
    </style:style>
    <style:style style:name="T131" style:family="text">
      <style:text-properties fo:font-size="12pt" officeooo:rsid="038a1af3" style:font-size-asian="12pt"/>
    </style:style>
    <style:style style:name="T132" style:family="text">
      <style:text-properties fo:font-size="12pt" officeooo:rsid="0176e6f3" style:font-size-asian="12pt"/>
    </style:style>
    <style:style style:name="T133" style:family="text">
      <style:text-properties fo:font-size="12pt" officeooo:rsid="028774af" style:font-size-asian="12pt"/>
    </style:style>
    <style:style style:name="T134" style:family="text">
      <style:text-properties fo:font-size="12pt" officeooo:rsid="05137540" style:font-size-asian="12pt"/>
    </style:style>
    <style:style style:name="T135" style:family="text">
      <style:text-properties fo:font-size="12pt" officeooo:rsid="051c92a7" style:font-size-asian="12pt"/>
    </style:style>
    <style:style style:name="T136" style:family="text">
      <style:text-properties fo:font-size="12pt" officeooo:rsid="0534a205" style:font-size-asian="12pt"/>
    </style:style>
    <style:style style:name="T137" style:family="text">
      <style:text-properties fo:font-size="12pt" officeooo:rsid="05387a34" style:font-size-asian="12pt"/>
    </style:style>
    <style:style style:name="T138" style:family="text">
      <style:text-properties fo:font-size="12pt" officeooo:rsid="053cc7a8" style:font-size-asian="12pt"/>
    </style:style>
    <style:style style:name="T139" style:family="text">
      <style:text-properties fo:font-size="12pt" officeooo:rsid="054adcfc" style:font-size-asian="12pt"/>
    </style:style>
    <style:style style:name="T140" style:family="text">
      <style:text-properties fo:font-size="12pt" officeooo:rsid="054c383f" style:font-size-asian="12pt"/>
    </style:style>
    <style:style style:name="T141" style:family="text">
      <style:text-properties fo:font-size="12pt" officeooo:rsid="042ec5d2" style:font-size-asian="12pt"/>
    </style:style>
    <style:style style:name="T142" style:family="text">
      <style:text-properties fo:font-size="12pt" officeooo:rsid="0571d4a4" style:font-size-asian="12pt"/>
    </style:style>
    <style:style style:name="T143" style:family="text">
      <style:text-properties fo:font-size="12pt" officeooo:rsid="05724e30" style:font-size-asian="12pt"/>
    </style:style>
    <style:style style:name="T144" style:family="text">
      <style:text-properties fo:font-size="12pt" officeooo:rsid="057dcb08" style:font-size-asian="12pt"/>
    </style:style>
    <style:style style:name="T145" style:family="text">
      <style:text-properties fo:font-size="12pt" officeooo:rsid="057fb3f5" style:font-size-asian="12pt"/>
    </style:style>
    <style:style style:name="T146" style:family="text">
      <style:text-properties fo:font-size="12pt" officeooo:rsid="05806641" style:font-size-asian="12pt"/>
    </style:style>
    <style:style style:name="T147" style:family="text">
      <style:text-properties fo:font-size="12pt" officeooo:rsid="05825945" style:font-size-asian="12pt"/>
    </style:style>
    <style:style style:name="T148" style:family="text">
      <style:text-properties fo:font-size="12pt" officeooo:rsid="042fcf21" style:font-size-asian="12pt"/>
    </style:style>
    <style:style style:name="T149" style:family="text">
      <style:text-properties fo:font-size="12pt" officeooo:rsid="059c3213" style:font-size-asian="12pt"/>
    </style:style>
    <style:style style:name="T150" style:family="text">
      <style:text-properties fo:font-size="12pt" officeooo:rsid="05a16bd2" style:font-size-asian="12pt"/>
    </style:style>
    <style:style style:name="T151" style:family="text">
      <style:text-properties fo:font-size="12pt" officeooo:rsid="05aa6e36" style:font-size-asian="12pt"/>
    </style:style>
    <style:style style:name="T152" style:family="text">
      <style:text-properties fo:font-size="12pt" officeooo:rsid="05b4a02e" style:font-size-asian="12pt"/>
    </style:style>
    <style:style style:name="T153" style:family="text">
      <style:text-properties fo:font-size="12pt" officeooo:rsid="05bb1b34" style:font-size-asian="12pt"/>
    </style:style>
    <style:style style:name="T154" style:family="text">
      <style:text-properties fo:font-size="12pt" officeooo:rsid="05bb7ea9" style:font-size-asian="12pt"/>
    </style:style>
    <style:style style:name="T155" style:family="text">
      <style:text-properties fo:font-size="12pt" officeooo:rsid="05bd745b" style:font-size-asian="12pt"/>
    </style:style>
    <style:style style:name="T156" style:family="text">
      <style:text-properties fo:font-size="12pt" officeooo:rsid="05bceb9f" style:font-size-asian="12pt"/>
    </style:style>
    <style:style style:name="T157" style:family="text">
      <style:text-properties fo:font-size="12pt" officeooo:rsid="05bf5a68" style:font-size-asian="12pt"/>
    </style:style>
    <style:style style:name="T158" style:family="text">
      <style:text-properties fo:font-size="12pt" officeooo:rsid="05c0ff51" style:font-size-asian="12pt"/>
    </style:style>
    <style:style style:name="T159" style:family="text">
      <style:text-properties officeooo:rsid="0490bf59"/>
    </style:style>
    <style:style style:name="T160" style:family="text">
      <style:text-properties officeooo:rsid="04922ec6"/>
    </style:style>
    <style:style style:name="T161" style:family="text">
      <style:text-properties officeooo:rsid="049468aa"/>
    </style:style>
    <style:style style:name="T162" style:family="text">
      <style:text-properties officeooo:rsid="04a45d7f"/>
    </style:style>
    <style:style style:name="T163" style:family="text">
      <style:text-properties officeooo:rsid="04a6c13a"/>
    </style:style>
    <style:style style:name="T164" style:family="text">
      <style:text-properties officeooo:rsid="04a8f032"/>
    </style:style>
    <style:style style:name="T165" style:family="text">
      <style:text-properties officeooo:rsid="04abfa38"/>
    </style:style>
    <style:style style:name="T166" style:family="text">
      <style:text-properties officeooo:rsid="04afe9eb"/>
    </style:style>
    <style:style style:name="T167" style:family="text">
      <style:text-properties officeooo:rsid="04b16df2"/>
    </style:style>
    <style:style style:name="T168" style:family="text">
      <style:text-properties officeooo:rsid="04b2fd5c"/>
    </style:style>
    <style:style style:name="T169" style:family="text">
      <style:text-properties officeooo:rsid="04b34a38"/>
    </style:style>
    <style:style style:name="T170" style:family="text">
      <style:text-properties officeooo:rsid="04b57a73"/>
    </style:style>
    <style:style style:name="T171" style:family="text">
      <style:text-properties officeooo:rsid="04b5d80e"/>
    </style:style>
    <style:style style:name="T172" style:family="text">
      <style:text-properties officeooo:rsid="04b95ea3"/>
    </style:style>
    <style:style style:name="T173" style:family="text">
      <style:text-properties officeooo:rsid="0508a216"/>
    </style:style>
    <style:style style:name="T174" style:family="text">
      <style:text-properties officeooo:rsid="051c92a7"/>
    </style:style>
    <style:style style:name="T175" style:family="text">
      <style:text-properties officeooo:rsid="051d8147"/>
    </style:style>
    <style:style style:name="T176" style:family="text">
      <style:text-properties officeooo:rsid="052d3b33"/>
    </style:style>
    <style:style style:name="T177" style:family="text">
      <style:text-properties officeooo:rsid="052fbe94"/>
    </style:style>
    <style:style style:name="T178" style:family="text">
      <style:text-properties officeooo:rsid="0530d3cb"/>
    </style:style>
    <style:style style:name="T179" style:family="text">
      <style:text-properties officeooo:rsid="05319af6"/>
    </style:style>
    <style:style style:name="T180" style:family="text">
      <style:text-properties officeooo:rsid="05358b52"/>
    </style:style>
    <style:style style:name="T181" style:family="text">
      <style:text-properties officeooo:rsid="0539b0c9"/>
    </style:style>
    <style:style style:name="T182" style:family="text">
      <style:text-properties officeooo:rsid="053cc7a8"/>
    </style:style>
    <style:style style:name="T183" style:family="text">
      <style:text-properties officeooo:rsid="054adcfc"/>
    </style:style>
    <style:style style:name="T184" style:family="text">
      <style:text-properties officeooo:rsid="054c383f"/>
    </style:style>
    <style:style style:name="T185" style:family="text">
      <style:text-properties officeooo:rsid="0567f2dc"/>
    </style:style>
    <style:style style:name="T186" style:family="text">
      <style:text-properties officeooo:rsid="056904ce"/>
    </style:style>
    <style:style style:name="T187" style:family="text">
      <style:text-properties officeooo:rsid="056b06c2"/>
    </style:style>
    <style:style style:name="T188" style:family="text">
      <style:text-properties officeooo:rsid="056b9db5"/>
    </style:style>
    <style:style style:name="T189" style:family="text">
      <style:text-properties officeooo:rsid="056cecf0"/>
    </style:style>
    <style:style style:name="T190" style:family="text">
      <style:text-properties fo:font-variant="normal" fo:text-transform="none" fo:color="#222222" style:font-name="arial" fo:font-size="12pt" fo:letter-spacing="normal" fo:font-style="normal" fo:font-weight="normal" style:font-name-complex="Courier New" style:font-size-complex="12pt"/>
    </style:style>
    <style:style style:name="T191" style:family="text">
      <style:text-properties fo:font-variant="normal" fo:text-transform="none" fo:color="#222222" style:font-name="arial" fo:font-size="12pt" fo:letter-spacing="normal" fo:font-style="normal" fo:font-weight="normal" officeooo:rsid="0567f2dc" style:font-name-complex="Courier New" style:font-size-complex="12pt"/>
    </style:style>
    <style:style style:name="T192" style:family="text">
      <style:text-properties fo:font-variant="normal" fo:text-transform="none" style:use-window-font-color="true" style:font-name="Courier New" fo:font-size="12pt" fo:letter-spacing="normal" fo:language="en" fo:country="US" fo:font-style="normal" fo:font-weight="normal" officeooo:rsid="04abfa38" style:font-name-asian="Times New Roman" style:font-size-asian="12pt" style:font-name-complex="Courier New" style:font-size-complex="12pt" style:language-complex="ar" style:country-complex="SA"/>
    </style:style>
    <style:style style:name="T193" style:family="text">
      <style:text-properties fo:font-variant="normal" fo:text-transform="none" style:use-window-font-color="true" style:font-name="Courier New" fo:font-size="12pt" fo:letter-spacing="normal" fo:language="en" fo:country="US" fo:font-style="normal" fo:font-weight="normal" officeooo:rsid="05b2b767" style:font-name-asian="Times New Roman" style:font-size-asian="12pt" style:font-name-complex="Courier New" style:font-size-complex="12pt" style:language-complex="ar" style:country-complex="SA"/>
    </style:style>
    <style:style style:name="T194" style:family="text">
      <style:text-properties fo:font-variant="normal" fo:text-transform="none" style:use-window-font-color="true" style:font-name="Courier New" fo:font-size="12pt" fo:letter-spacing="normal" fo:language="en" fo:country="US" fo:font-style="normal" fo:font-weight="normal" officeooo:rsid="05b3f451" style:font-name-asian="Times New Roman" style:font-size-asian="12pt" style:font-name-complex="Courier New" style:font-size-complex="12pt" style:language-complex="ar" style:country-complex="SA"/>
    </style:style>
    <style:style style:name="T195" style:family="text">
      <style:text-properties fo:font-variant="normal" fo:text-transform="none" style:use-window-font-color="true" style:font-name="Courier New" fo:font-size="12pt" fo:letter-spacing="normal" fo:language="en" fo:country="US" fo:font-style="normal" fo:font-weight="normal" officeooo:rsid="05aa6e36" style:font-name-asian="Times New Roman" style:font-size-asian="12pt" style:font-name-complex="Courier New" style:font-size-complex="12pt" style:language-complex="ar" style:country-complex="SA"/>
    </style:style>
    <style:style style:name="T196" style:family="text">
      <style:text-properties officeooo:rsid="0571d4a4"/>
    </style:style>
    <style:style style:name="T197" style:family="text">
      <style:text-properties officeooo:rsid="05724e30"/>
    </style:style>
    <style:style style:name="T198" style:family="text">
      <style:text-properties officeooo:rsid="042fcf21"/>
    </style:style>
    <style:style style:name="T199" style:family="text">
      <style:text-properties officeooo:rsid="048ae34f"/>
    </style:style>
    <style:style style:name="T200" style:family="text">
      <style:text-properties officeooo:rsid="047d41b1"/>
    </style:style>
    <style:style style:name="T201" style:family="text">
      <style:text-properties officeooo:rsid="057c5d27"/>
    </style:style>
    <style:style style:name="T202" style:family="text">
      <style:text-properties officeooo:rsid="057dcb08"/>
    </style:style>
    <style:style style:name="T203" style:family="text">
      <style:text-properties officeooo:rsid="057fb3f5"/>
    </style:style>
    <style:style style:name="T204" style:family="text">
      <style:text-properties officeooo:rsid="04935358"/>
    </style:style>
    <style:style style:name="T205" style:family="text">
      <style:text-properties officeooo:rsid="0497c925"/>
    </style:style>
    <style:style style:name="T206" style:family="text">
      <style:text-properties officeooo:rsid="049428de"/>
    </style:style>
    <style:style style:name="T207" style:family="text">
      <style:text-properties officeooo:rsid="049a7670"/>
    </style:style>
    <style:style style:name="T208" style:family="text">
      <style:text-properties fo:font-style="italic" officeooo:rsid="049428de" style:font-style-asian="italic" style:font-style-complex="italic"/>
    </style:style>
    <style:style style:name="T20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0" style:family="text">
      <style:text-properties officeooo:rsid="058737e5"/>
    </style:style>
    <style:style style:name="T211" style:family="text">
      <style:text-properties officeooo:rsid="058c6596"/>
    </style:style>
    <style:style style:name="T212" style:family="text">
      <style:text-properties officeooo:rsid="058e1f33"/>
    </style:style>
    <style:style style:name="T213" style:family="text">
      <style:text-properties officeooo:rsid="058f7f6a"/>
    </style:style>
    <style:style style:name="T214" style:family="text">
      <style:text-properties officeooo:rsid="05952b55"/>
    </style:style>
    <style:style style:name="T215" style:family="text">
      <style:text-properties officeooo:rsid="0595dce7"/>
    </style:style>
    <style:style style:name="T216" style:family="text">
      <style:text-properties officeooo:rsid="05961375"/>
    </style:style>
    <style:style style:name="T217" style:family="text">
      <style:text-properties officeooo:rsid="05964c34"/>
    </style:style>
    <style:style style:name="T218" style:family="text">
      <style:text-properties officeooo:rsid="0599244e"/>
    </style:style>
    <style:style style:name="T219" style:family="text">
      <style:text-properties officeooo:rsid="059ab16a"/>
    </style:style>
    <style:style style:name="T220" style:family="text">
      <style:text-properties officeooo:rsid="059c3213"/>
    </style:style>
    <style:style style:name="T221" style:family="text">
      <style:text-properties officeooo:rsid="05a16bd2"/>
    </style:style>
    <style:style style:name="T222" style:family="text">
      <style:text-properties style:use-window-font-color="true" style:font-name="Courier New" fo:font-size="12pt" fo:language="en" fo:country="US" officeooo:rsid="05a36f19" style:font-name-asian="Times New Roman" style:font-size-asian="12pt" style:font-name-complex="Courier New" style:font-size-complex="12pt" style:language-complex="ar" style:country-complex="SA"/>
    </style:style>
    <style:style style:name="T223" style:family="text">
      <style:text-properties style:use-window-font-color="true" style:font-name="Courier New" fo:font-size="12pt" fo:language="en" fo:country="US" officeooo:rsid="059f8240" style:font-name-asian="Times New Roman" style:font-size-asian="12pt" style:font-name-complex="Courier New" style:font-size-complex="12pt" style:language-complex="ar" style:country-complex="SA"/>
    </style:style>
    <style:style style:name="T224" style:family="text">
      <style:text-properties style:use-window-font-color="true" style:font-name="Courier New" fo:font-size="12pt" fo:language="en" fo:country="US" officeooo:rsid="05b2b767" style:font-name-asian="Times New Roman" style:font-size-asian="12pt" style:font-name-complex="Courier New" style:font-size-complex="12pt" style:language-complex="ar" style:country-complex="SA"/>
    </style:style>
    <style:style style:name="T225" style:family="text">
      <style:text-properties style:use-window-font-color="true" style:font-name="Courier New" fo:font-size="12pt" fo:language="en" fo:country="US" officeooo:rsid="05aa6e36" style:font-name-asian="Times New Roman" style:font-size-asian="12pt" style:font-name-complex="Courier New" style:font-size-complex="12pt" style:language-complex="ar" style:country-complex="SA"/>
    </style:style>
    <style:style style:name="T226" style:family="text">
      <style:text-properties style:use-window-font-color="true" style:font-name="Courier New" fo:font-size="12pt" fo:language="en" fo:country="US" officeooo:rsid="05b4a02e" style:font-name-asian="Times New Roman" style:font-size-asian="12pt" style:font-name-complex="Courier New" style:font-size-complex="12pt" style:language-complex="ar" style:country-complex="SA"/>
    </style:style>
    <style:style style:name="T227" style:family="text">
      <style:text-properties officeooo:rsid="05b2ec0d"/>
    </style:style>
    <style:style style:name="T228" style:family="text">
      <style:text-properties officeooo:rsid="05b67bc0"/>
    </style:style>
    <style:style style:name="T229" style:family="text">
      <style:text-properties officeooo:rsid="05bf5a68"/>
    </style:style>
    <style:style style:name="T230" style:family="text">
      <style:text-properties officeooo:rsid="05c0ff51"/>
    </style:style>
    <style:style style:name="T231" style:family="text">
      <style:text-properties officeooo:rsid="05c2ef2b"/>
    </style:style>
    <style:style style:name="T232" style:family="text">
      <style:text-properties officeooo:rsid="05c3dbdc"/>
    </style:style>
    <style:style style:name="T233" style:family="text">
      <style:text-properties officeooo:rsid="05c4937f"/>
    </style:style>
    <style:style style:name="T234" style:family="text">
      <style:text-properties officeooo:rsid="05c4adc4"/>
    </style:style>
    <style:style style:name="T235" style:family="text">
      <style:text-properties officeooo:rsid="05c5e5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7" text:outline-level="3"><text:span text:style-name="T191">K</text:span><text:span text:style-name="T190">eep your Character in mind when rehearsing</text:span></text:h>
      <text:h text:style-name="P168" text:outline-level="3">Lisa: enthusiastic, concerned about others, <text:span text:style-name="T202">not self conscious </text:span></text:h>
      <text:p text:style-name="P89"><text:span text:style-name="T2">Becky: sassy and </text:span><text:span text:style-name="T5">mean</text:span></text:p>
      <text:p text:style-name="P90">Michelles: airheads</text:p>
      <text:p text:style-name="P90">Kelly: nice &amp; fun</text:p>
      <text:p text:style-name="P89"><text:span text:style-name="T3">H</text:span><text:span text:style-name="T2">eather: pleasant, friendly</text:span></text:p>
      <text:h text:style-name="P169" text:outline-level="3"/>
      <text:h text:style-name="P230" text:outline-level="3"><text:span text:style-name="T6">1. </text:span><text:span text:style-name="T2">EXT. COURTYARD – </text:span><text:span text:style-name="T7">LONG SHOT looking southeast</text:span></text:h>
      <text:p text:style-name="P30"><text:span text:style-name="T41">C</text:span><text:span text:style-name="T26">heerleaders </text:span><text:span text:style-name="T27">face </text:span><text:span text:style-name="T28">north</text:span><text:span text:style-name="T26"> practicing a cheer. Becky stands in front of the other </text:span><text:span text:style-name="T28">cheerleaders</text:span><text:span text:style-name="T26">, facing them.</text:span><text:span text:style-name="T11"> </text:span><text:span text:style-name="T36">The Michelles are next to each other. Lisa and Kelly are together next to them. </text:span></text:p>
      <text:h text:style-name="P170" text:outline-level="3">2. MEDIUM SHOT behind Becky, looking SE</text:h>
      <text:p text:style-name="P25"><text:span text:style-name="T26">The C</text:span><text:span text:style-name="T11">heerleaders start a cheer. Bending knees and clapping in stiff V shapes. </text:span></text:p>
      <text:p text:style-name="P38">CHEERLEADERS</text:p>
      <text:p text:style-name="P75">We are the Eagles and we are proud</text:p>
      <text:p text:style-name="P75">We’re gonna stomp you</text:p>
      <text:p text:style-name="P1">Raise right <text:span text:style-name="T102">fist and</text:span> elbow <text:span text:style-name="T102">with</text:span> two stomps. Two claps.</text:p>
      <text:p text:style-name="P59">CHEERLEADERS</text:p>
      <text:p text:style-name="P84">In the ground.</text:p>
      <text:h text:style-name="P220" text:outline-level="3">3. OVER LISA’S SHOULDER</text:h>
      <text:p text:style-name="P20"><text:span text:style-name="T144">Jeff</text:span><text:span text:style-name="T135"> Bufone </text:span><text:span text:style-name="T116">sit</text:span><text:span text:style-name="T144">s with friends</text:span><text:span text:style-name="T116"> at </text:span><text:span text:style-name="T117">a picnic table</text:span><text:span text:style-name="T116"> in the </text:span><text:span text:style-name="T118">background</text:span><text:span text:style-name="T116">, watching the </text:span><text:span text:style-name="T136">cheerleaders</text:span><text:span text:style-name="T116">. </text:span><text:span text:style-name="T135">They’re</text:span><text:span text:style-name="T119"> surrounded by textbooks, trying to look studious, </text:span><text:span text:style-name="T136">but they’re actually goofing around</text:span><text:span text:style-name="T119">. </text:span><text:span text:style-name="T136">Jeff hides behind his </text:span><text:span text:style-name="T144">friend</text:span><text:span text:style-name="T136">s.</text:span></text:p>
      <text:p text:style-name="P56">CHEERLEADERS</text:p>
      <text:p text:style-name="P84">We are the Eagles and we are proud</text:p>
      <text:p text:style-name="P84">We’re gonna stomp you</text:p>
      <text:p text:style-name="P84">In the ground.</text:p>
      <text:p text:style-name="P59">BECKY </text:p>
      <text:p text:style-name="P83">Raise your hands!</text:p>
      <text:h text:style-name="P172" text:outline-level="3"><text:soft-page-break/>5a. MEDIUM SHOT LISA – BUFONES’ POV</text:h>
      <text:p text:style-name="P4">Lisa notices <text:span text:style-name="T203">Jeff</text:span> and smiles. </text:p>
      <text:h text:style-name="P223" text:outline-level="3"><text:span text:style-name="T215">13</text:span>a. MEDIUM SHOT <text:span text:style-name="T229">JEFF</text:span> - LISA’S POV</text:h>
      <text:p text:style-name="P4">Jeff <text:span text:style-name="T229">(Kiki)</text:span>, <text:span text:style-name="T177">in hat and sunglasses,</text:span> l<text:span text:style-name="T177">ifts the calculus book in front of his face</text:span> and pretends to <text:span text:style-name="T177">read</text:span>. </text:p>
      <text:h text:style-name="P173" text:outline-level="3"><text:span text:style-name="T186">5b.</text:span> <text:span text:style-name="T159">MEDIUM SHOT LISA – JEFF’S POV</text:span></text:h>
      <text:p text:style-name="P128"><text:span text:style-name="T116">Lisa </text:span><text:span text:style-name="T120">stops smiling, turns </text:span><text:span text:style-name="T145">her attention back to the cheerleaders</text:span><text:span text:style-name="T116">. </text:span></text:p>
      <text:h text:style-name="P221" text:outline-level="3"><text:span text:style-name="T173">4a.</text:span> <text:span text:style-name="T160">MEDIUM SHOT CHEERLEADERS </text:span><text:span text:style-name="T135">Bufones in background </text:span></text:h>
      <text:p text:style-name="P15">The cheerleaders raise their hands in a wiggly motion<text:span text:style-name="T176">.</text:span></text:p>
      <text:p text:style-name="P38">CHEERLEADERS</text:p>
      <text:p text:style-name="P75">Raise your hands.</text:p>
      <text:p text:style-name="P64"><text:span text:style-name="T116">BECKY </text:span><text:span text:style-name="T126">(mean)</text:span></text:p>
      <text:p text:style-name="P75">Louder!</text:p>
      <text:h text:style-name="P174" text:outline-level="3"><text:span text:style-name="T180">6a</text:span>. MEDIUM CLOSE SHOT BECKY northeast –incase insert needed</text:h>
      <text:p text:style-name="P55">BECKY <text:span text:style-name="T161">(mean)</text:span></text:p>
      <text:p text:style-name="P82">Louder!</text:p>
      <text:h text:style-name="P222" text:outline-level="3">4b. MEDIUM SHOT CHEERLEADERS looking east</text:h>
      <text:p text:style-name="P121">Three claps. They stomp feet and clap three times.</text:p>
      <text:p text:style-name="P100">CHEERLEADERS</text:p>
      <text:p text:style-name="P147">Stomp your feet.</text:p>
      <text:p text:style-name="P121">Three claps. Clap and stomp seven times (once with each syllable).</text:p>
      <text:p text:style-name="P100">CHEERLEADERS</text:p>
      <text:p text:style-name="P147"><text:span text:style-name="T163">Golden</text:span> Eagles can’t be beat.</text:p>
      <text:p text:style-name="P121">Three claps. </text:p>
      <text:h text:style-name="P228" text:outline-level="3"><text:span text:style-name="T215">13b</text:span>. MEDIUM SHOT <text:span text:style-name="T215">Jeff’s friend</text:span></text:h>
      <text:p text:style-name="P101"><text:span text:style-name="T203">FRIEND </text:span></text:p>
      <text:p text:style-name="P86"><text:span text:style-name="T164">We</text:span>’re beat every game!</text:p>
      <text:h text:style-name="P189" text:outline-level="3"><text:span text:style-name="T215">6b</text:span>. MEDIUM CLOSE SHOT BECKY </text:h>
      <text:p text:style-name="P131"><text:span text:style-name="T121">Becky </text:span><text:span text:style-name="T137">rolls her eyes</text:span><text:span text:style-name="T127">. </text:span><text:span text:style-name="T137">Those silly </text:span><text:span text:style-name="T147">friend</text:span><text:span text:style-name="T137">s.</text:span></text:p>
      <text:p text:style-name="P107"><text:soft-page-break/><text:span text:style-name="T116">BECKY</text:span></text:p>
      <text:p text:style-name="P148"><text:span text:style-name="T103">T</text:span>ake a break.</text:p>
      <text:h text:style-name="P171" text:outline-level="3"><text:span text:style-name="T186">5</text:span>c. MEDIUM SHOT LISA – <text:span text:style-name="T229">JEFF’S</text:span> POV</text:h>
      <text:p text:style-name="P130"><text:span text:style-name="T116">Lisa </text:span><text:span text:style-name="T121">watches </text:span><text:span text:style-name="T146">Jeff</text:span><text:span text:style-name="T121"> and</text:span><text:span text:style-name="T116"> </text:span><text:span text:style-name="T121">laugh</text:span><text:span text:style-name="T116">s </text:span><text:span text:style-name="T121">subtly</text:span><text:span text:style-name="T116">. </text:span></text:p>
      <text:h text:style-name="P224" text:outline-level="3"><text:span text:style-name="T216">13c</text:span>. MEDIUM SHOT <text:span text:style-name="T216">Jeff</text:span> - LISA’S POV</text:h>
      <text:p text:style-name="P122"><text:span text:style-name="T181">The friends</text:span> smile back. <text:span text:style-name="T181">Jeff peeks out from behind one of them.</text:span></text:p>
      <text:h text:style-name="P192" text:outline-level="3">4e. MEDIUM SHOT CHEERLEADERS looking east</text:h>
      <text:p text:style-name="P22"><text:span text:style-name="T116">Becky sits on the ground. The other </text:span><text:span text:style-name="T128">cheerleaders</text:span><text:span text:style-name="T116"> sit down </text:span><text:span text:style-name="T129">near her</text:span><text:span text:style-name="T116"> </text:span><text:span text:style-name="T118">to form a circle</text:span><text:span text:style-name="T116">. </text:span></text:p>
      <text:p text:style-name="P115">-------------------------------------------------------</text:p>
      <text:h text:style-name="P191" text:outline-level="3"><text:span text:style-name="T216">15</text:span>a. MEDIUM SHOT <text:span text:style-name="T232">CHEERLEADERS</text:span> looking <text:span text:style-name="T231">north</text:span>east, camera lower<text:span text:style-name="T216">.</text:span></text:h>
      <text:p text:style-name="P139"><text:span text:style-name="T11">Becky sits on the ground. The other </text:span><text:span text:style-name="T34">cheerleaders</text:span><text:span text:style-name="T11"> sit down </text:span><text:span text:style-name="T73">near her</text:span><text:span text:style-name="T11"> </text:span><text:span text:style-name="T74">to form a circle</text:span><text:span text:style-name="T11">. </text:span><text:span text:style-name="T97">Michelle Teresa is out of the shot.</text:span><text:span text:style-name="T11"> Becky looks through a notebook. </text:span></text:p>
      <text:p text:style-name="P26"><text:span text:style-name="T21">HEATHER </text:span><text:span text:style-name="T96">(Teresa)</text:span><text:span text:style-name="T20">, nice </text:span><text:span text:style-name="T24">pom girl in uniform</text:span><text:span text:style-name="T20">,</text:span><text:span text:style-name="T11"> walks</text:span><text:span text:style-name="T29"> </text:span><text:span text:style-name="T95">sou</text:span><text:span text:style-name="T29">th </text:span><text:span text:style-name="T54">to </text:span><text:span text:style-name="T95">nor</text:span><text:span text:style-name="T54">th </text:span><text:span text:style-name="T97">in background</text:span><text:span text:style-name="T11">. </text:span></text:p>
      <text:h text:style-name="P175" text:outline-level="3"><text:span text:style-name="T230">12</text:span>. MEDIUM SHOT HEATHER looking east</text:h>
      <text:p text:style-name="P68"><text:span text:style-name="T21">HEATHER</text:span><text:span text:style-name="T11"> </text:span></text:p>
      <text:p text:style-name="P77"><text:span text:style-name="T110">Great job JV Cheer! Keep up the good work</text:span>.</text:p>
      <text:p text:style-name="P24"><text:span text:style-name="T23">Heather does a </text:span><text:span text:style-name="T48">pom</text:span><text:span text:style-name="T23"> </text:span><text:span text:style-name="T31">kick</text:span><text:span text:style-name="T11">.</text:span></text:p>
      <text:h text:style-name="P190" text:outline-level="3"><text:span text:style-name="T218">7a</text:span>. MEDIUM <text:span text:style-name="T233">CLOSE </text:span>SHOT <text:span text:style-name="T233">BECKY</text:span> looking <text:span text:style-name="T234">NW, over Teresa’s shoulder</text:span></text:h>
      <text:p text:style-name="P36"><text:span text:style-name="T11">Becky</text:span><text:span text:style-name="T20"> smil</text:span><text:span text:style-name="T55">es at </text:span><text:span text:style-name="T76">her</text:span><text:span text:style-name="T20">. </text:span></text:p>
      <text:p text:style-name="P61">BECKY </text:p>
      <text:p text:style-name="P77"><text:span text:style-name="T110">Thanks, Heather. You’re the best</text:span>. </text:p>
      <text:h text:style-name="P176" text:outline-level="3"><text:span text:style-name="T218">15b</text:span>. MEDIUM LONG SHOT HEATHER <text:span text:style-name="T235">&amp; CHEERLEADERS</text:span> </text:h>
      <text:p text:style-name="P16">Heather <text:span text:style-name="T187">keeps doing kicks, waves.</text:span></text:p>
      <text:h text:style-name="P177" text:outline-level="3"><text:span text:style-name="T218">7b</text:span>. MEDIUM CLOSE SHOT BECKY – HEATHER’S POV</text:h>
      <text:p text:style-name="P35"><text:span text:style-name="T11">Becky </text:span><text:span text:style-name="T22">waves back,</text:span><text:span text:style-name="T11"> watches </text:span><text:span text:style-name="T21">Heather</text:span><text:span text:style-name="T20">, fake smiling. </text:span></text:p>
      <text:h text:style-name="P178" text:outline-level="3"><text:span text:style-name="T218">15c</text:span>. MEDIUM LONG SHOT HEATHER – BECKY’S POV</text:h>
      <text:p text:style-name="P17"><text:soft-page-break/>Heather <text:span text:style-name="T181">walks offscreen.</text:span></text:p>
      <text:h text:style-name="P179" text:outline-level="3"><text:span text:style-name="T218">7c</text:span>. MEDIUM CLOSE SHOT BECKY – HEATHER’S POV</text:h>
      <text:p text:style-name="P36"><text:span text:style-name="T55">Becky’s smile fades</text:span><text:span text:style-name="T20"> </text:span><text:span text:style-name="T55">and she</text:span><text:span text:style-name="T11"> makes a </text:span><text:span text:style-name="T55">rude</text:span><text:span text:style-name="T11"> face at her. </text:span><text:span text:style-name="T34">The Michelles laugh.</text:span></text:p>
      <text:p text:style-name="P116">-------------------------------------------------------</text:p>
      <text:p text:style-name="P37"><text:span text:style-name="T93">8</text:span><text:span text:style-name="T76">-1</text:span><text:span text:style-name="T93">1</text:span><text:span text:style-name="T43">. </text:span><text:span text:style-name="T34">R</text:span><text:span text:style-name="T11">UN THROUGH THE REST OF SCENE WITH </text:span><text:span text:style-name="T76">4</text:span><text:span text:style-name="T11"> CAM ANGLE</text:span><text:span text:style-name="T56">S: </text:span><text:span text:style-name="T94">8</text:span><text:span text:style-name="T67"> Over Becky’s shoulder on Michelles, </text:span><text:span text:style-name="T94">9</text:span><text:span text:style-name="T76"> </text:span><text:span text:style-name="T67">Over Lisa’s shoulder on Becky, </text:span><text:span text:style-name="T76">1</text:span><text:span text:style-name="T94">0</text:span><text:span text:style-name="T76"> Lisa, 1</text:span><text:span text:style-name="T94">1</text:span><text:span text:style-name="T76"> Kelly</text:span></text:p>
      <text:h text:style-name="P180" text:outline-level="3"><text:span text:style-name="T230">8</text:span>a. MEDIUM SHOT MICHELLES looking southeast</text:h>
      <text:p text:style-name="P13">The Michelles snicker.</text:p>
      <text:p text:style-name="P42">MICHELLE <text:span text:style-name="T229">Teresa</text:span></text:p>
      <text:p text:style-name="P79"><text:span text:style-name="T113">The pom line sucks</text:span>.</text:p>
      <text:h text:style-name="P193" text:outline-level="3"><text:span text:style-name="T189">10a</text:span>. MEDIUM CLOSE SHOT LISA southeast</text:h>
      <text:p text:style-name="P60"><text:span text:style-name="T174">LISA</text:span> </text:p>
      <text:p text:style-name="P88"><text:span text:style-name="T175">I like the pom line</text:span>. <text:span text:style-name="T185">I’m planning on trying out for pom next year.</text:span></text:p>
      <text:h text:style-name="P188" text:outline-level="3"><text:span text:style-name="T230">8b</text:span>. MEDIUM SHOT MICHELLES looking southeast</text:h>
      <text:p text:style-name="P117">Michelle <text:span text:style-name="T181">Arnika gives Lisa a slightly nasty look.</text:span></text:p>
      <text:h text:style-name="P212" text:outline-level="3"><text:span text:style-name="T230">9a. MEDIUM SHOT BECKY looking northeast</text:span></text:h>
      <text:p text:style-name="P26"><text:span text:style-name="T25">Becky</text:span><text:span text:style-name="T20"> leans in</text:span><text:span text:style-name="T30"> </text:span><text:span text:style-name="T35">toward the cheerleaders</text:span><text:span text:style-name="T11">.</text:span></text:p>
      <text:p text:style-name="P41">BECKY </text:p>
      <text:p text:style-name="P75">When <text:span text:style-name="T112">Heather</text:span> does her <text:span text:style-name="T114">pom line kick</text:span>s, <text:span text:style-name="T181">Ben Johnson</text:span>'s class ring falls out.</text:p>
      <text:p text:style-name="P3">Becky raises her leg in the air like a kick. Makes a motion with her fingers like a ring is falling out of her crotch.</text:p>
      <text:p text:style-name="P43">BECKY </text:p>
      <text:p text:style-name="P85">Ping!</text:p>
      <text:h text:style-name="P181" text:outline-level="3"><text:span text:style-name="T230">8</text:span>b. MEDIUM SHOT MICHELLES looking southeast</text:h>
      <text:p text:style-name="P5"><text:span text:style-name="T115">The Michelles</text:span> laugh. </text:p>
      <text:h text:style-name="P194" text:outline-level="3"><text:span text:style-name="T189">10b</text:span>. MEDIUM CLOSE SHOT LISA</text:h>
      <text:p text:style-name="P5">Lisa looks grossed out.</text:p>
      <text:h text:style-name="P182" text:outline-level="3"><text:soft-page-break/><text:span text:style-name="T230">8</text:span>c. MEDIUM SHOT MICHELLES looking southeast</text:h>
      <text:p text:style-name="P44">MICHELLE <text:span text:style-name="T183">Teresa</text:span></text:p>
      <text:p text:style-name="P75">Except when she’s on the rag. Then splllch.</text:p>
      <text:p text:style-name="P27"><text:span text:style-name="T32">Michelle </text:span><text:span text:style-name="T50">Teresa</text:span><text:span text:style-name="T11"> makes a gross liquid noise, opens her legs wide, motions </text:span><text:span text:style-name="T12">her hands</text:span><text:span text:style-name="T11"> like </text:span><text:span text:style-name="T12">they're </text:span><text:span text:style-name="T11">something com</text:span><text:span text:style-name="T12">ing</text:span><text:span text:style-name="T11"> out </text:span><text:span text:style-name="T12">from</text:span><text:span text:style-name="T11"> between her legs. </text:span><text:span text:style-name="T35">The Michelles laugh.</text:span></text:p>
      <text:h text:style-name="P183" text:outline-level="3"><text:span text:style-name="T189">9b</text:span>. MEDIUM SHOT BECKY looking northeast</text:h>
      <text:p text:style-name="P28"><text:span text:style-name="T11">Becky </text:span><text:span text:style-name="T35">and the Michelles</text:span><text:span text:style-name="T11"> laugh. </text:span></text:p>
      <text:h text:style-name="P195" text:outline-level="3"><text:span text:style-name="T189">10c</text:span>. MEDIUM CLOSE SHOT LISA southeast</text:h>
      <text:p text:style-name="P14">Lisa’s still grossed out. </text:p>
      <text:p text:style-name="P58"><text:span text:style-name="T174">LISA</text:span> </text:p>
      <text:p text:style-name="P87"><text:span text:style-name="T175">I don’t know about that. </text:span>Heather’s always been nice to me.</text:p>
      <text:h text:style-name="P182" text:outline-level="3"><text:span text:style-name="T230">9c</text:span>. MEDIUM CLOSE SHOT BECKY</text:h>
      <text:p text:style-name="P14">Becky is <text:span text:style-name="T174">grou</text:span>chy and sarcastic.</text:p>
      <text:p text:style-name="P38">BECKY <text:span text:style-name="T101">(to Lisa)</text:span></text:p>
      <text:p text:style-name="P75">What’s wrong with you? Can’t handle us talking about rags?</text:p>
      <text:h text:style-name="P229" text:outline-level="3"><text:span text:style-name="T3">1</text:span><text:span text:style-name="T10">0</text:span><text:span text:style-name="T3">d</text:span><text:span text:style-name="T4">. MEDIUM SHOT LISA</text:span></text:h>
      <text:p text:style-name="P54">LISA </text:p>
      <text:p text:style-name="P75">I’<text:span text:style-name="T175">d rather not discuss soiled feminine hygiene products</text:span>.</text:p>
      <text:h text:style-name="P184" text:outline-level="3"><text:span text:style-name="T230">9d</text:span>. MEDIUM CLOSE SHOT BECKY</text:h>
      <text:p text:style-name="P46">BECKY</text:p>
      <text:p text:style-name="P75">That’s because your family is like that guy in the Breakfast Club whose family sits around the dinner table and talks about their day.</text:p>
      <text:h text:style-name="P183" text:outline-level="3"><text:span text:style-name="T230">8</text:span>d. MEDIUM SHOT MICHELLES looking southeast</text:h>
      <text:p text:style-name="P29"><text:span text:style-name="T11">Michelle </text:span><text:span text:style-name="T50">Kiki</text:span><text:span text:style-name="T11"> looks at Michelle </text:span><text:span text:style-name="T51">Arnik</text:span><text:span text:style-name="T49">a</text:span><text:span text:style-name="T11">.</text:span></text:p>
      <text:p text:style-name="P45">MICHELLE <text:span text:style-name="T183">Kiki</text:span></text:p>
      <text:p text:style-name="P78">Yeah. Like ‘How was your day?’ </text:p>
      <text:p text:style-name="P29"><text:span text:style-name="T11">Michelle </text:span><text:span text:style-name="T51">Arnik</text:span><text:span text:style-name="T49">a</text:span><text:span text:style-name="T11"> looks at Michelle </text:span><text:span text:style-name="T51">Teresa</text:span><text:span text:style-name="T11">.</text:span></text:p>
      <text:p text:style-name="P69"><text:soft-page-break/><text:span text:style-name="T35">MICHELLE </text:span><text:span text:style-name="T92">Teresa</text:span></text:p>
      <text:p text:style-name="P78">‘<text:span text:style-name="T111">Peachy</text:span>. How was yours?’ </text:p>
      <text:p text:style-name="P69"><text:span text:style-name="T35">MICHELLE </text:span><text:span text:style-name="T92">Kiki</text:span></text:p>
      <text:p text:style-name="P76"><text:span text:style-name="T98">‘</text:span>You can do <text:span text:style-name="T162">calcuology homework</text:span> on the <text:span text:style-name="T110">yach</text:span>t.’ </text:p>
      <text:h text:style-name="P196" text:outline-level="3"><text:span text:style-name="T189">10e</text:span>. MEDIUM CLOSE SHOT LISA</text:h>
      <text:p text:style-name="P31"><text:span text:style-name="T45">Uh, that’s not a word. </text:span><text:span text:style-name="T33">Lisa </text:span><text:span text:style-name="T44">gives the children a patronizing nod. </text:span></text:p>
      <text:h text:style-name="P190" text:outline-level="3"><text:span text:style-name="T230">8e</text:span>. MEDIUM SHOT <text:span text:style-name="T189">MICHELLES</text:span></text:h>
      <text:p text:style-name="P65"><text:span text:style-name="T124">MICHELLE </text:span><text:span text:style-name="T157">Teres</text:span><text:span text:style-name="T138">a</text:span></text:p>
      <text:p text:style-name="P78"><text:span text:style-name="T98">‘</text:span><text:span text:style-name="T99">Aren’t we so peachy</text:span>?’ </text:p>
      <text:p text:style-name="P47">MICHELLE <text:span text:style-name="T183">Kiki</text:span></text:p>
      <text:p text:style-name="P78">‘Yeah, <text:span text:style-name="T110">peachy</text:span>.’</text:p>
      <text:p text:style-name="P21"><text:span text:style-name="T122">The Michelles</text:span><text:span text:style-name="T116"> </text:span><text:span text:style-name="T123">giggle at themselves</text:span><text:span text:style-name="T116">.</text:span></text:p>
      <text:h text:style-name="P196" text:outline-level="3"><text:span text:style-name="T189">10f</text:span>. MEDIUM CLOSE SHOT LISA</text:h>
      <text:p text:style-name="P31"><text:span text:style-name="T33">Lisa </text:span><text:span text:style-name="T44">gives the children a polite smile</text:span><text:span text:style-name="T37">.</text:span></text:p>
      <text:h text:style-name="P184" text:outline-level="3"><text:span text:style-name="T230">9</text:span>e. MEDIUM CLOSE SHOT BECKY</text:h>
      <text:p text:style-name="P46">BECK<text:span text:style-name="T166">Y</text:span></text:p>
      <text:p text:style-name="P75">Isn’t that what your house is like?</text:p>
      <text:h text:style-name="P197" text:outline-level="3"><text:span text:style-name="T189">10g</text:span>. MEDIUM CLOSE SHOT LISA</text:h>
      <text:p text:style-name="P91">LISA</text:p>
      <text:p text:style-name="P75">Yeah. That’s what it’s like.</text:p>
      <text:h text:style-name="P197" text:outline-level="3"><text:span text:style-name="T189">11a</text:span>. MEDIUM CLOSE SHOT <text:span text:style-name="T189">KELLY</text:span></text:h>
      <text:p text:style-name="P19">Kelly changes the subject, addresses Becky.</text:p>
      <text:p text:style-name="P38">K<text:span text:style-name="T109">ELLY</text:span></text:p>
      <text:p text:style-name="P75">What are you going to wear to the Christmas Dance?</text:p>
      <text:p text:style-name="P6"><text:span text:style-name="T171">Kelly</text:span> looks at <text:span text:style-name="T174">the Bufones</text:span>. <text:span text:style-name="T171">She’s up to something here.</text:span></text:p>
      <text:h text:style-name="P225" text:outline-level="3"><text:span text:style-name="T197">14a</text:span>. MEDIUM SHOT <text:span text:style-name="T219">Jeff</text:span> - LISA’S POV – <text:span text:style-name="T219">Kiki as Jeff</text:span></text:h>
      <text:p text:style-name="P8"><text:span text:style-name="T182">The Bufones are</text:span> watching <text:span text:style-name="T171">t</text:span>he <text:span text:style-name="T171">cheerleaders &amp; perk up</text:span>. <text:span text:style-name="T171">Was that our signal?</text:span> </text:p>
      <text:h text:style-name="P201" text:outline-level="3"><text:soft-page-break/><text:span text:style-name="T230">9</text:span>f. voiceover</text:h>
      <text:p text:style-name="P66"><text:span text:style-name="T116">BECKY </text:span><text:span text:style-name="T125">(OS)</text:span></text:p>
      <text:p text:style-name="P80">My dress with the puffy sleeves and bubble skirt.</text:p>
      <text:h text:style-name="P198" text:outline-level="3"><text:span text:style-name="T196">11h</text:span>. MEDIUM CLOSE SHOT LISA</text:h>
      <text:p text:style-name="P8">Lisa <text:span text:style-name="T172">looks at Jeff and </text:span>smiles.</text:p>
      <text:h text:style-name="P201" text:outline-level="3"><text:span text:style-name="T230">8f</text:span>. - voiceover</text:h>
      <text:p text:style-name="P66"><text:span text:style-name="T125">MICHELLE </text:span><text:span text:style-name="T139">Kiki</text:span><text:span text:style-name="T125"> (OS)</text:span></text:p>
      <text:p text:style-name="P75">Who are you going <text:span text:style-name="T167">with</text:span> to the Christmas Dance?</text:p>
      <text:h text:style-name="P185" text:outline-level="3"><text:span text:style-name="T230">9</text:span>g. MEDIUM CLOSE SHOT BECKY</text:h>
      <text:p text:style-name="P57">BECKY </text:p>
      <text:p text:style-name="P75">Jeff <text:span text:style-name="T167">Bufone</text:span>.</text:p>
      <text:h text:style-name="P198" text:outline-level="3"><text:span text:style-name="T196">10i</text:span>. MEDIUM CLOSE SHOT LISA</text:h>
      <text:p text:style-name="P8">Lisa <text:span text:style-name="T106">snaps her head to look at Becky</text:span>. She looks at <text:span text:style-name="T174">the Bufones</text:span> <text:span text:style-name="T168">confused</text:span>.</text:p>
      <text:h text:style-name="P205" text:outline-level="3"><text:span text:style-name="T197">14b</text:span>. MEDIUM SHOT <text:span text:style-name="T219">Jeff</text:span> - LISA’S POV</text:h>
      <text:p text:style-name="P7"><text:span text:style-name="T219">Jeff</text:span> look<text:span text:style-name="T219">s</text:span> at <text:span text:style-name="T174">Lisa</text:span>, smile<text:span text:style-name="T219">s</text:span>. </text:p>
      <text:h text:style-name="P202" text:outline-level="3"><text:span text:style-name="T230">8g</text:span>. - voiceover</text:h>
      <text:p text:style-name="P51">MICHELLE <text:span text:style-name="T229">Teresa</text:span> (OS)</text:p>
      <text:p text:style-name="P81">Ooh. Becky and Jeff <text:span text:style-name="T168">Bufone</text:span>.</text:p>
      <text:h text:style-name="P186" text:outline-level="3"><text:span text:style-name="T230">9</text:span>h. MEDIUM CLOSE SHOT BECKY</text:h>
      <text:p text:style-name="P7">Becky waves at <text:span text:style-name="T219">Jeff</text:span>. </text:p>
      <text:p text:style-name="P48">MICHELLE <text:span text:style-name="T182">Teresa, Kiki</text:span></text:p>
      <text:p text:style-name="P81">O<text:span text:style-name="T168">oooo</text:span>oh. </text:p>
      <text:h text:style-name="P206" text:outline-level="3"><text:span text:style-name="T142">1</text:span><text:span text:style-name="T158">0</text:span><text:span text:style-name="T142">j</text:span><text:span text:style-name="T134">. </text:span><text:span text:style-name="T165">MEDIUM CLOSE SHOT LISA</text:span></text:h>
      <text:p text:style-name="P32"><text:span text:style-name="T11">Lisa sees Becky wave. </text:span><text:span text:style-name="T38">Then </text:span><text:span text:style-name="T40">remembers</text:span><text:span text:style-name="T38">:</text:span><text:span text:style-name="T11"> </text:span></text:p>
      <text:p text:style-name="P38">LISA</text:p>
      <text:p text:style-name="P75">Did he ever invite you to a barbecue?</text:p>
      <text:h text:style-name="P186" text:outline-level="3"><text:span text:style-name="T230">9</text:span>i. MEDIUM CLOSE SHOT BECKY</text:h>
      <text:p text:style-name="P52">BECKY</text:p>
      <text:p text:style-name="P75"><text:soft-page-break/>What are you talking about? The Christmas Dance isn’t a barbecue. It’s a DANCE.</text:p>
      <text:h text:style-name="P186" text:outline-level="3"><text:span text:style-name="T230">8h</text:span>. MEDIUM SHOT MICHELLES</text:h>
      <text:p text:style-name="P9"><text:span text:style-name="T168">M</text:span>ean laughter. </text:p>
      <text:p text:style-name="P48">MICHELLE <text:span text:style-name="T184">Kiki</text:span></text:p>
      <text:p text:style-name="P71"><text:span text:style-name="T13">You always say things that don't make sense</text:span><text:span text:style-name="T11">.</text:span></text:p>
      <text:p text:style-name="P49">MICHELLE <text:span text:style-name="T184">Teresa</text:span></text:p>
      <text:p text:style-name="P74"><text:span text:style-name="T13">Yeah, like </text:span><text:span text:style-name="T45">fem </text:span><text:span text:style-name="T46">in</text:span><text:span text:style-name="T45"> hydrangea soil</text:span><text:span text:style-name="T11">.</text:span></text:p>
      <text:h text:style-name="P199" text:outline-level="3"><text:span text:style-name="T197">10k</text:span>. MEDIUM CLOSE SHOT LISA</text:h>
      <text:p text:style-name="P34"><text:span text:style-name="T33">Lisa </text:span><text:span text:style-name="T44">gives the children a</text:span><text:span text:style-name="T46">n amused What Was That look</text:span><text:span text:style-name="T37">.</text:span></text:p>
      <text:h text:style-name="P187" text:outline-level="3"><text:span text:style-name="T230">8i</text:span>. MEDIUM SHOT MICHELLES</text:h>
      <text:p text:style-name="P50">MICHELLE <text:span text:style-name="T229">Kiki</text:span></text:p>
      <text:p text:style-name="P71"><text:span text:style-name="T47">Yeah. </text:span><text:span text:style-name="T45">And</text:span><text:span text:style-name="T13"> Piss and Greeeeen theory</text:span><text:span text:style-name="T11">.</text:span></text:p>
      <text:h text:style-name="P206" text:outline-level="3"><text:span text:style-name="T142">1</text:span><text:span text:style-name="T158">0</text:span><text:span text:style-name="T143">L</text:span><text:span text:style-name="T134">. </text:span><text:span text:style-name="T165">MEDIUM CLOSE SHOT LISA</text:span></text:h>
      <text:p text:style-name="P32"><text:span text:style-name="T11">Lisa </text:span><text:span text:style-name="T13">gives her a blank stare,</text:span><text:span text:style-name="T11"> </text:span><text:span text:style-name="T13">t</text:span><text:span text:style-name="T44">hen</text:span><text:span text:style-name="T13"> figure</text:span><text:span text:style-name="T44">s</text:span><text:span text:style-name="T13"> out what she's talking about</text:span><text:span text:style-name="T11">. </text:span></text:p>
      <text:p text:style-name="P39">LISA</text:p>
      <text:p text:style-name="P71"><text:span text:style-name="T13">Pythagorean theorem</text:span><text:span text:style-name="T11">.</text:span></text:p>
      <text:h text:style-name="P207" text:outline-level="3"><text:span text:style-name="T230">8j</text:span>. MEDIUM SHOT MICHELLES</text:h>
      <text:p text:style-name="P62">MICHELLE <text:span text:style-name="T184">Teresa</text:span></text:p>
      <text:p text:style-name="P71"><text:span text:style-name="T13">Pithhh Pithhh. You can't even say Piss</text:span><text:span text:style-name="T11">. </text:span></text:p>
      <text:h text:style-name="P208" text:outline-level="3"><text:span text:style-name="T196">10m</text:span>. MEDIUM SHOT <text:span text:style-name="T188">LISA</text:span></text:h>
      <text:p text:style-name="P23"><text:span text:style-name="T116">Lisa shakes her head; </text:span><text:span text:style-name="T132">not worth explaining </text:span><text:span text:style-name="T135">to these children</text:span><text:span text:style-name="T116">. </text:span><text:span text:style-name="T133">Kelly tries to change the conversation.</text:span></text:p>
      <text:h text:style-name="P208" text:outline-level="3"><text:span text:style-name="T188">11b</text:span>. MEDIUM SHOT <text:span text:style-name="T188">KELLY </text:span></text:h>
      <text:p text:style-name="P40">K<text:span text:style-name="T108">ELLY (to Michelle Teresa)</text:span></text:p>
      <text:p text:style-name="P72"><text:span text:style-name="T16">Who</text:span><text:span text:style-name="T17">'</text:span><text:span text:style-name="T16">s taking you to the Christmas Dance?</text:span></text:p>
      <text:h text:style-name="P208" text:outline-level="3"><text:span text:style-name="T230">8k</text:span>. MEDIUM SHOT <text:span text:style-name="T188">MICHELLES</text:span></text:h>
      <text:p text:style-name="P63">MICHELLE <text:span text:style-name="T182">Teresa, Kiki</text:span></text:p>
      <text:p text:style-name="P70"><text:span text:style-name="T16">We're</text:span><text:span text:style-name="T11"> going with </text:span><text:span text:style-name="T15">Tom Paz</text:span><text:span text:style-name="T11">.</text:span></text:p>
      <text:h text:style-name="P200" text:outline-level="3"><text:soft-page-break/><text:span text:style-name="T196">10n</text:span>. MEDIUM CLOSE SHOT LISA</text:h>
      <text:p text:style-name="P10">Lisa: What? They're all going with the same date?</text:p>
      <text:h text:style-name="P190" text:outline-level="3"><text:span text:style-name="T230">8L</text:span>. MEDIUM SHOT <text:span text:style-name="T196">MICHELLES</text:span></text:h>
      <text:p text:style-name="P65"><text:span text:style-name="T130">MICHELLE </text:span><text:span text:style-name="T140">Teresa</text:span><text:span text:style-name="T131"> (to Kelly)</text:span></text:p>
      <text:p text:style-name="P75"><text:span text:style-name="T107">W</text:span>ho are you going with?</text:p>
      <text:h text:style-name="P209" text:outline-level="3"><text:span text:style-name="T188">11c</text:span>. MEDIUM SHOT <text:span text:style-name="T188">KELLY </text:span></text:h>
      <text:p text:style-name="P38">K<text:span text:style-name="T108">ELLY</text:span></text:p>
      <text:p text:style-name="P73"><text:span text:style-name="T11">Me and </text:span><text:span text:style-name="T19">Dan</text:span><text:span text:style-name="T14"> are going double with </text:span><text:span text:style-name="T18">Becky</text:span><text:span text:style-name="T14"> and</text:span><text:span text:style-name="T11"> Jeff. </text:span><text:span text:style-name="T14">(to Lisa) </text:span><text:span text:style-name="T11">Do you and your date want to come with us?</text:span></text:p>
      <text:p text:style-name="P1">Kelly looks over at <text:span text:style-name="T177">the Bufones</text:span>, <text:span text:style-name="T169">nods: she’s doing what she agreed.</text:span></text:p>
      <text:h text:style-name="P226" text:outline-level="3"><text:span text:style-name="T197">14c</text:span>. MEDIUM SHOT <text:span text:style-name="T178">BUFONES</text:span> - LISA’S POV</text:h>
      <text:p text:style-name="P11"><text:span text:style-name="T178">The Bufones</text:span> watch the cheerleaders, <text:span text:style-name="T169">looking apprehensive</text:span>.</text:p>
      <text:h text:style-name="P203" text:outline-level="3"><text:span text:style-name="T196">10o</text:span>. MEDIUM SHOT LISA</text:h>
      <text:p text:style-name="P53">LISA</text:p>
      <text:p text:style-name="P75">I don’t have a date.</text:p>
      <text:h text:style-name="P204" text:outline-level="3"><text:span text:style-name="T188">11d</text:span>. MEDIUM SHOT KELLY</text:h>
      <text:p text:style-name="P18">Kelly look<text:span text:style-name="T106">s at Lisa and cocks her head. She looks back at</text:span> <text:span text:style-name="T178">the Bufones</text:span> <text:span text:style-name="T100">again</text:span>, confused.</text:p>
      <text:p text:style-name="P67"><text:span text:style-name="T116">K</text:span><text:span text:style-name="T141">ELLY</text:span></text:p>
      <text:p text:style-name="P75">Oh. I… You don’t? Someone told me you did.</text:p>
      <text:p text:style-name="P2"><text:span text:style-name="T105">Kelly gives the Bufones</text:span> <text:span text:style-name="T100">another</text:span> confused <text:span text:style-name="T104">look:</text:span> <text:span text:style-name="T169">Why did he ask me to do this?</text:span></text:p>
      <text:h text:style-name="P227" text:outline-level="3"><text:span text:style-name="T197">14d</text:span>. MEDIUM SHOT <text:span text:style-name="T179">BUFONES</text:span> - LISA’S POV</text:h>
      <text:p text:style-name="P12"><text:span text:style-name="T179">The Bufones</text:span> watch the cheerleaders, <text:span text:style-name="T170">eager: So, what did Lisa say?</text:span></text:p>
      <text:h text:style-name="P210" text:outline-level="3"><text:span text:style-name="T142">1</text:span><text:span text:style-name="T158">0</text:span><text:span text:style-name="T143">p</text:span><text:span text:style-name="T134">. </text:span><text:span text:style-name="T165">MEDIUM CLOSE SHOT LISA</text:span></text:h>
      <text:p text:style-name="P33"><text:span text:style-name="T11">Lisa </text:span><text:span text:style-name="T39">looks away from </text:span><text:span text:style-name="T53">the Bufones</text:span><text:span text:style-name="T39">, </text:span><text:span text:style-name="T42">disappoint</text:span><text:span text:style-name="T39">ed</text:span><text:span text:style-name="T11">. </text:span></text:p>
      <text:h text:style-name="P233" text:outline-level="2"><text:span text:style-name="T1"/></text:h>
      <text:h text:style-name="P234" text:outline-level="2"/>
      <text:h text:style-name="P234" text:outline-level="2"/>
      <text:h text:style-name="P234" text:outline-level="2"/>
      <text:h text:style-name="P234" text:outline-level="2"><text:soft-page-break/>Scene where Kelly tells Lisa that Jeff wants her to ask him <text:span text:style-name="T201">to morp</text:span> </text:h>
      <text:h text:style-name="P211" text:outline-level="3"><text:span text:style-name="T220">16. </text:span>EXT. COURTYARD <text:span text:style-name="T210">LONG SHOT</text:span></text:h>
      <text:p text:style-name="P133"><text:span text:style-name="T11">The next day. </text:span><text:span text:style-name="T62">Lisa arrives backpack on, brushing her teeth. </text:span></text:p>
      <text:h text:style-name="P213" text:outline-level="3"><text:span text:style-name="T149">17</text:span><text:span text:style-name="T134">. </text:span><text:span text:style-name="T165">MEDIUM SHOT LISA</text:span></text:h>
      <text:p text:style-name="P133"><text:span text:style-name="T62">A teacher </text:span><text:span text:style-name="T68">comes around the corner</text:span><text:span text:style-name="T62">. </text:span></text:p>
      <text:p text:style-name="P93">TEACHER</text:p>
      <text:p text:style-name="P146"><text:span text:style-name="T204">Good morning, Lisa</text:span>.</text:p>
      <text:p text:style-name="P93">LISA</text:p>
      <text:p text:style-name="P146"><text:span text:style-name="T204">Mmernnin</text:span>.</text:p>
      <text:p text:style-name="P119"><text:span text:style-name="T204">Lisa rinses in the drinking fountain then puts her hair into a ponytail on top of her head.</text:span></text:p>
      <text:h text:style-name="P214" text:outline-level="3"><text:span text:style-name="T149">18</text:span><text:span text:style-name="T134">. </text:span><text:span text:style-name="T165">MEDIUM SHOT MICHELLES</text:span></text:h>
      <text:p text:style-name="P135"><text:span text:style-name="T68">T</text:span><text:span text:style-name="T63">he Michelles </text:span><text:span text:style-name="T68">approach</text:span><text:span text:style-name="T63"> </text:span><text:span text:style-name="T68">Lisa</text:span><text:span text:style-name="T63"> crying, </text:span><text:span text:style-name="T65">wearing pajama bottoms under their skirts</text:span><text:span text:style-name="T62">. </text:span><text:span text:style-name="T68">If we see the picnic table, Kelly is sitting with Jeff.</text:span></text:p>
      <text:p text:style-name="P119">-------------------------------------------------------</text:p>
      <text:p text:style-name="P134"><text:span text:style-name="T77">19-21</text:span><text:span text:style-name="T43"> </text:span><text:span text:style-name="T34">R</text:span><text:span text:style-name="T11">UN THROUGH TH</text:span><text:span text:style-name="T67">IS PART</text:span><text:span text:style-name="T11"> OF SCENE WITH </text:span><text:span text:style-name="T66">3</text:span><text:span text:style-name="T11"> CAM ANGLE</text:span><text:span text:style-name="T56">S: </text:span><text:span text:style-name="T66">Over Michelles’ shoulder on Lisa, over Lisa’s shoulder on the Michelles, All the girls</text:span></text:p>
      <text:h text:style-name="P214" text:outline-level="3"><text:span text:style-name="T149">19a</text:span><text:span text:style-name="T134">. </text:span><text:span text:style-name="T165">MEDIUM SHOT CHEERLEADERS</text:span></text:h>
      <text:p text:style-name="P135"><text:span text:style-name="T68">Lisa looks concerned as the Michelles approach distraught, so wrapped up in themselves they don’t notice Lisa. </text:span></text:p>
      <text:p text:style-name="P94">LISA</text:p>
      <text:p text:style-name="P146"><text:span text:style-name="T204">What happened?</text:span></text:p>
      <text:p text:style-name="P135"><text:span text:style-name="T68">The Michelles stop walking, still wrapped up in themselves.</text:span></text:p>
      <text:p text:style-name="P96">MICHELLE <text:span text:style-name="T205">Teresa</text:span></text:p>
      <text:p text:style-name="P146"><text:span text:style-name="T206">Waaaah</text:span>. <text:span text:style-name="T205">Jeff said Becky told him we smoke Fruit Rollups in the bathroom. </text:span></text:p>
      <text:p text:style-name="P95">MICHELLE Kiki</text:p>
      <text:p text:style-name="P146"><text:span text:style-name="T207">We do not!</text:span></text:p>
      <text:p text:style-name="P95">MICHELLE <text:span text:style-name="T229">Teres</text:span>a</text:p>
      <text:p text:style-name="P146"><text:span text:style-name="T207">We don’t even like Fruit Rollups. </text:span></text:p>
      <text:h text:style-name="P215" text:outline-level="3"><text:soft-page-break/><text:span text:style-name="T149">21a</text:span><text:span text:style-name="T134">. </text:span><text:span text:style-name="T165">MEDIUM CLOSE SHOT LISA</text:span></text:h>
      <text:p text:style-name="P94">LISA</text:p>
      <text:p text:style-name="P146"><text:span text:style-name="T206">I wouldn’t worry about it</text:span>. <text:span text:style-name="T206">She says that kind of stuff about everybody. </text:span></text:p>
      <text:h text:style-name="P215" text:outline-level="3"><text:span text:style-name="T149">20a</text:span><text:span text:style-name="T134">. </text:span><text:span text:style-name="T165">MEDIUM CLOSE SHOT MICHELLES</text:span></text:h>
      <text:p text:style-name="P97">MICHELLE Teresa</text:p>
      <text:p text:style-name="P146"><text:span text:style-name="T206">No, you don’t get it</text:span>.</text:p>
      <text:p text:style-name="P95">MICHELLE Kiki</text:p>
      <text:p text:style-name="P146"><text:span text:style-name="T206">This is different</text:span>.</text:p>
      <text:p text:style-name="P95">MICHELLE <text:span text:style-name="T229">Teres</text:span>a</text:p>
      <text:p text:style-name="P146"><text:span text:style-name="T206">Yeah. This time she said it </text:span></text:p>
      <text:p text:style-name="P95">MICHELLES</text:p>
      <text:p text:style-name="P146"><text:span text:style-name="T206">about </text:span><text:span text:style-name="T208">US</text:span>.</text:p>
      <text:h text:style-name="P215" text:outline-level="3"><text:span text:style-name="T149">21b</text:span><text:span text:style-name="T134">. </text:span><text:span text:style-name="T165">MEDIUM CLOSE SHOT LISA</text:span></text:h>
      <text:p text:style-name="P136"><text:span text:style-name="T64">Lisa looks at them blankly</text:span><text:span text:style-name="T12">. </text:span><text:span text:style-name="T64">Yeah. That’s not different.</text:span></text:p>
      <text:p text:style-name="P93">LISA</text:p>
      <text:p text:style-name="P146"><text:span text:style-name="T206">I’m sure everything will by fine by the end of first period. </text:span></text:p>
      <text:h text:style-name="P215" text:outline-level="3"><text:span text:style-name="T149">20b</text:span><text:span text:style-name="T134">. </text:span><text:span text:style-name="T165">MEDIUM CLOSE SHOT MICHELLES</text:span></text:h>
      <text:p text:style-name="P165"><text:span text:style-name="T63">T</text:span><text:span text:style-name="T64">he Michelles look at each other and wail.</text:span></text:p>
      <text:p text:style-name="P95">MICHELLES</text:p>
      <text:p text:style-name="P146"><text:span text:style-name="T208">Waaah</text:span>.</text:p>
      <text:h text:style-name="P215" text:outline-level="3"><text:span text:style-name="T149">19b</text:span><text:span text:style-name="T134">. </text:span><text:span text:style-name="T165">MEDIUM SHOT CHEERLEADERS</text:span></text:h>
      <text:p text:style-name="P165"><text:span text:style-name="T63">T</text:span><text:span text:style-name="T64">he Michelles keep walking and wailing. </text:span><text:span text:style-name="T70">Lisa turns to watch them. </text:span></text:p>
      <text:p text:style-name="P118">-------------------------------------------------------</text:p>
      <text:h text:style-name="P231" text:outline-level="3"><text:span text:style-name="T77">22</text:span><text:span text:style-name="T69">. </text:span><text:span text:style-name="T8">MEDIUM CLOSE SHOT LISA – other angle</text:span></text:h>
      <text:p text:style-name="P166"><text:span text:style-name="T68">L</text:span><text:span text:style-name="T11">isa reacts.</text:span></text:p>
      <text:h text:style-name="P215" text:outline-level="3"><text:span text:style-name="T149">23</text:span><text:span text:style-name="T134">. </text:span><text:span text:style-name="T165">MEDIUM SHOT LISA </text:span></text:h>
      <text:p text:style-name="P164"><text:span text:style-name="T64">L</text:span><text:span text:style-name="T11">isa moseys on.</text:span></text:p>
      <text:p text:style-name="P132"><text:span text:style-name="T63">Kelly is sitting with </text:span><text:span text:style-name="T11">Jeff </text:span><text:span text:style-name="T77">(Kiki)</text:span><text:span text:style-name="T11"> at </text:span><text:span text:style-name="T63">the picnic table</text:span><text:span text:style-name="T11"> </text:span><text:span text:style-name="T12">in the background. </text:span></text:p>
      <text:p text:style-name="P132"><text:soft-page-break/><text:span text:style-name="T63">Kelly </text:span><text:span text:style-name="T64">sees </text:span><text:span text:style-name="T63">Lisa </text:span><text:span text:style-name="T64">and gets up to talk to her</text:span><text:span text:style-name="T63">. Jeff</text:span><text:span text:style-name="T11"> watch</text:span><text:span text:style-name="T63">es</text:span><text:span text:style-name="T11"> them </text:span><text:span text:style-name="T57">from behind a book</text:span><text:span text:style-name="T11">.</text:span></text:p>
      <text:p text:style-name="P140"><text:span text:style-name="T77">25-27</text:span><text:span text:style-name="T43">. </text:span><text:span text:style-name="T34">R</text:span><text:span text:style-name="T69">UN THROUGH THE REST OF SCENE WITH </text:span><text:span text:style-name="T71">3</text:span><text:span text:style-name="T69"> CAM ANGLE</text:span><text:span text:style-name="T56">S</text:span></text:p>
      <text:h text:style-name="P216" text:outline-level="3"><text:span text:style-name="T149">25a</text:span><text:span text:style-name="T134">. </text:span><text:span text:style-name="T165">MEDIUM SHOT </text:span></text:h>
      <text:p text:style-name="P108"><text:span text:style-name="T11">K</text:span><text:span text:style-name="T52">ELLY</text:span></text:p>
      <text:p text:style-name="P145"><text:span text:style-name="T211">Lisa, </text:span>Have you asked anyone to the morp?</text:p>
      <text:p text:style-name="P106"><text:span text:style-name="T116">LISA</text:span></text:p>
      <text:p text:style-name="P145">Not yet.</text:p>
      <text:p text:style-name="P92">K<text:span text:style-name="T198">ELLY</text:span></text:p>
      <text:p text:style-name="P145">You should ask Jeff. </text:p>
      <text:h text:style-name="P216" text:outline-level="3"><text:span text:style-name="T149">27a</text:span><text:span text:style-name="T134">. </text:span><text:span text:style-name="T165">MEDIUM CLOSE SHOT LISA</text:span></text:h>
      <text:p text:style-name="P137"><text:span text:style-name="T11">Lisa looks at Jeff. </text:span></text:p>
      <text:h text:style-name="P216" text:outline-level="3"><text:span text:style-name="T149">24a</text:span><text:span text:style-name="T134">. </text:span><text:span text:style-name="T165">MEDIUM SHOT JEFF</text:span></text:h>
      <text:p text:style-name="P137"><text:span text:style-name="T11">Jeff quickly looks down at his book, </text:span><text:span text:style-name="T57">pretending to be studious</text:span><text:span text:style-name="T11">.</text:span></text:p>
      <text:h text:style-name="P216" text:outline-level="3"><text:span text:style-name="T149">27b</text:span><text:span text:style-name="T134">. </text:span><text:span text:style-name="T165">MEDIUM CLOSE SHOT LISA</text:span></text:h>
      <text:p text:style-name="P98">LISA</text:p>
      <text:p text:style-name="P145">Why?</text:p>
      <text:h text:style-name="P216" text:outline-level="3"><text:span text:style-name="T149">26a</text:span><text:span text:style-name="T134">. </text:span><text:span text:style-name="T165">MEDIUM CLOSE SHOT KELLY</text:span></text:h>
      <text:p text:style-name="P138"><text:span text:style-name="T72">Kelly looks to Jeff, then back to Lisa</text:span><text:span text:style-name="T11">.</text:span></text:p>
      <text:p text:style-name="P99">K<text:span text:style-name="T198">ELLY</text:span></text:p>
      <text:p text:style-name="P145">He likes you.</text:p>
      <text:h text:style-name="P216" text:outline-level="3"><text:span text:style-name="T149">24b</text:span><text:span text:style-name="T134">. </text:span><text:span text:style-name="T165">MEDIUM SHOT JEFF</text:span></text:h>
      <text:p text:style-name="P137"><text:span text:style-name="T11">Jeff </text:span><text:span text:style-name="T13">slowly looks up again</text:span><text:span text:style-name="T11">.</text:span></text:p>
      <text:h text:style-name="P216" text:outline-level="3"><text:span text:style-name="T149">27c</text:span><text:span text:style-name="T134">. </text:span><text:span text:style-name="T165">MEDIUM CLOSE SHOT LISA</text:span></text:h>
      <text:p text:style-name="P109"><text:span text:style-name="T11">LISA </text:span></text:p>
      <text:p text:style-name="P145"><text:span text:style-name="T199">If he wants me to ask him to the morp, why doesn’t he say so himself</text:span>.</text:p>
      <text:p text:style-name="P106"><text:span text:style-name="T116">K</text:span><text:span text:style-name="T148">ELLY</text:span></text:p>
      <text:p text:style-name="P145"><text:span text:style-name="T200">He thinks you’re mad at him about the water balloons</text:span>.</text:p>
      <text:p text:style-name="P137"><text:span text:style-name="T11">Lisa looks at Jeff. </text:span></text:p>
      <text:h text:style-name="P216" text:outline-level="3"><text:soft-page-break/><text:span text:style-name="T149">24c</text:span><text:span text:style-name="T134">. </text:span><text:span text:style-name="T165">MEDIUM SHOT JEFF</text:span></text:h>
      <text:p text:style-name="P137"><text:span text:style-name="T11">Jeff quickly looks down at his book </text:span><text:span text:style-name="T13">again</text:span><text:span text:style-name="T11">.</text:span></text:p>
      <text:h text:style-name="P216" text:outline-level="3"><text:span text:style-name="T149">27d</text:span><text:span text:style-name="T134">. </text:span><text:span text:style-name="T165">MEDIUM CLOSE SHOT LISA</text:span></text:h>
      <text:p text:style-name="P98">LISA </text:p>
      <text:p text:style-name="P149">Is Becky tired of him? Are you helping her get him off her back?</text:p>
      <text:h text:style-name="P216" text:outline-level="3"><text:span text:style-name="T149">26b</text:span><text:span text:style-name="T134">. </text:span><text:span text:style-name="T165">MEDIUM CLOSE SHOT KELLY</text:span></text:h>
      <text:p text:style-name="P98">K<text:span text:style-name="T198">ELLY</text:span> </text:p>
      <text:p text:style-name="P150">Jeff and Becky are just friends. </text:p>
      <text:h text:style-name="P216" text:outline-level="3"><text:span text:style-name="T149">27e</text:span><text:span text:style-name="T134">. </text:span><text:span text:style-name="T165">MEDIUM CLOSE SHOT LISA</text:span></text:h>
      <text:p text:style-name="P137"><text:span text:style-name="T11">Lisa looks at Jeff </text:span><text:span text:style-name="T13">again</text:span><text:span text:style-name="T11">.</text:span></text:p>
      <text:p text:style-name="P106"><text:span text:style-name="T116">K</text:span><text:span text:style-name="T148">ELLY</text:span></text:p>
      <text:p text:style-name="P151">Go ask him.</text:p>
      <text:p text:style-name="P129"><text:span text:style-name="T116">Lisa sighs.</text:span></text:p>
      <text:p text:style-name="P92">LISA </text:p>
      <text:p text:style-name="P157"><text:span text:style-name="T11">I’</text:span><text:span text:style-name="T58">m not mad at</text:span><text:span text:style-name="T11"> Jeff. </text:span><text:span text:style-name="T59">But </text:span><text:span text:style-name="T60">I think </text:span><text:span text:style-name="T11">I should ask someone </text:span><text:span text:style-name="T61">who </text:span><text:span text:style-name="T11">I have classes with. </text:span></text:p>
      <text:h text:style-name="P216" text:outline-level="3"><text:span text:style-name="T149">25b</text:span><text:span text:style-name="T134">. </text:span><text:span text:style-name="T165">MEDIUM SHOT LISA &amp; KELLY</text:span></text:h>
      <text:p text:style-name="P120"><text:span text:style-name="T211">Kelly looks back at Jeff. Sorry, she tried.</text:span></text:p>
      <text:h text:style-name="P216" text:outline-level="3"><text:span text:style-name="T149">24d</text:span><text:span text:style-name="T134">. </text:span><text:span text:style-name="T165">MEDIUM SHOT JEFF</text:span></text:h>
      <text:p text:style-name="P120"><text:span text:style-name="T214">Jeff looks down and turns away</text:span>. <text:span text:style-name="T211">Jeff gets up and leaves</text:span>.</text:p>
      <text:h text:style-name="P216" text:outline-level="3"><text:span text:style-name="T149">25c</text:span><text:span text:style-name="T134">. </text:span><text:span text:style-name="T165">MEDIUM SHOT </text:span></text:h>
      <text:p text:style-name="P120"><text:span text:style-name="T213">Kelly slowly goes to Jeff. </text:span>Lisa <text:span text:style-name="T212">watches her go</text:span>. <text:span text:style-name="T214">Then she turns and walks the other way.</text:span></text:p>
      <text:p text:style-name="P123"/>
      <text:p text:style-name="P126"><text:span text:style-name="T217">VoiceOver for changing clothes scene:</text:span></text:p>
      <text:p text:style-name="P102">MICHELLE 1</text:p>
      <text:p text:style-name="P158"><text:span text:style-name="T11">I’</text:span><text:span text:style-name="T58">m </text:span><text:span text:style-name="T75">a 32 B</text:span><text:span text:style-name="T11">. </text:span></text:p>
      <text:p text:style-name="P102">MICHELLE 2</text:p>
      <text:p text:style-name="P158"><text:span text:style-name="T11">I’</text:span><text:span text:style-name="T58">m </text:span><text:span text:style-name="T75">a 32 double D</text:span><text:span text:style-name="T11">. <text:tab/></text:span></text:p>
      <text:p text:style-name="P102">MICHELLE 1</text:p>
      <text:p text:style-name="P161"><text:soft-page-break/><text:span text:style-name="T11">Yeah right. That’s your butt size.</text:span></text:p>
      <text:p text:style-name="P161"><text:span text:style-name="T11"/></text:p>
      <text:p text:style-name="P127">Kelly finally finds cheerleaders</text:p>
      <text:h text:style-name="P218" text:outline-level="3"><text:span text:style-name="T152">2</text:span><text:span text:style-name="T151">9</text:span><text:span text:style-name="T134">. </text:span><text:span text:style-name="T151">CLOSE</text:span><text:span text:style-name="T165"> SHOT LISA </text:span></text:h>
      <text:p text:style-name="P144"><text:span text:style-name="T90">Lisa does the ngowa cheer while being bumped from all sides. </text:span><text:span text:style-name="T194">Sh</text:span><text:span text:style-name="T195">e's annoyed, but taking it in stride.</text:span><text:span text:style-name="T225"> We’ll have Kelly in white shirt on Lisa’s</text:span><text:span text:style-name="T90"> right (see her arm b</text:span><text:span text:style-name="T225">ut not her face). Kiki </text:span><text:span text:style-name="T195">makes fun of Lisa behind her back</text:span><text:span text:style-name="T225">.</text:span></text:p>
      <text:p text:style-name="P114"/>
      <text:h text:style-name="P218" text:outline-level="3"><text:span text:style-name="T151">28</text:span><text:span text:style-name="T134">. </text:span><text:span text:style-name="T165">CLOSE SHOT BECKY</text:span></text:h>
      <text:p text:style-name="P125"><text:span text:style-name="T221">Becky yells insults.</text:span></text:p>
      <text:p text:style-name="P113"><text:span text:style-name="T91">BECK</text:span><text:span text:style-name="T78">Y</text:span></text:p>
      <text:p text:style-name="P154">Louder! Open your pie hole!</text:p>
      <text:p text:style-name="P155">Can’t hear you, goody two shoes!</text:p>
      <text:p text:style-name="P156"><text:span text:style-name="T155">You look sloppy, d</text:span><text:span text:style-name="T156">ipstick!</text:span></text:p>
      <text:p text:style-name="P156"><text:span text:style-name="T153">*</text:span><text:span text:style-name="T154">Sigh* Gag me with a spoon.</text:span></text:p>
      <text:h text:style-name="P218" text:outline-level="3"><text:span text:style-name="T154"/></text:h>
      <text:h text:style-name="P218" text:outline-level="3"><text:span text:style-name="T150">30</text:span><text:span text:style-name="T134">. </text:span><text:span text:style-name="T165">MEDIUM CLOSE SHOT KELLY</text:span></text:h>
      <text:p text:style-name="P141"><text:span text:style-name="T80">Kelly enters the gym lobby, </text:span><text:span text:style-name="T79">confus</text:span><text:span text:style-name="T80">ed, </text:span><text:span text:style-name="T82">upset</text:span><text:span text:style-name="T80">.</text:span></text:p>
      <text:h text:style-name="P217" text:outline-level="3"><text:span text:style-name="T150">31</text:span><text:span text:style-name="T134">. </text:span><text:span text:style-name="T165">MEDIUM SHOT LISA </text:span></text:h>
      <text:p text:style-name="P124"><text:span text:style-name="T221">Kelly enters the gym lobby and comes up to Lisa as they watch the other girls leave.</text:span></text:p>
      <text:p text:style-name="P103">KELLY</text:p>
      <text:p text:style-name="P159"><text:span text:style-name="T11">I’</text:span><text:span text:style-name="T78">ve been looking all over for you </text:span><text:span text:style-name="T83">guys</text:span><text:span text:style-name="T11">. </text:span><text:span text:style-name="T79">What happened?</text:span></text:p>
      <text:p text:style-name="P104">LISA</text:p>
      <text:p text:style-name="P162"><text:span text:style-name="T88">I</text:span><text:span text:style-name="T85">mmaturity</text:span><text:span text:style-name="T11">.</text:span></text:p>
      <text:p text:style-name="P142"><text:span text:style-name="T222">Kelly </text:span><text:span text:style-name="T193">goes to follow them, comes back, doesn’t know what to do.</text:span></text:p>
      <text:p text:style-name="P110"><text:span text:style-name="T78">KELLY</text:span></text:p>
      <text:p text:style-name="P160"><text:span text:style-name="T81">Wh</text:span><text:span text:style-name="T84">at about cheer practice</text:span><text:span text:style-name="T79">?</text:span></text:p>
      <text:p text:style-name="P105">LISA</text:p>
      <text:p text:style-name="P163"><text:soft-page-break/><text:span text:style-name="T86">Apparently our </text:span><text:span text:style-name="T89">yelling and hitting</text:span><text:span text:style-name="T86"> skills have been honed enough for today</text:span><text:span text:style-name="T11">.</text:span></text:p>
      <text:h text:style-name="P232" text:outline-level="3"><text:span text:style-name="T193">32</text:span><text:span text:style-name="T192">. CLOSE SHOT KELLY</text:span></text:h>
      <text:p text:style-name="P142"><text:span text:style-name="T222">Kelly </text:span><text:span text:style-name="T224">is very angry</text:span><text:span text:style-name="T87">.</text:span></text:p>
      <text:h text:style-name="P232" text:outline-level="3"><text:span text:style-name="T79">31</text:span><text:span text:style-name="T69">. </text:span><text:span text:style-name="T8">MEDIUM SHOT LISA </text:span><text:span text:style-name="T9">&amp; KELLY</text:span><text:span text:style-name="T8"> </text:span></text:h>
      <text:p text:style-name="P111"><text:span text:style-name="T78">KELLY</text:span></text:p>
      <text:p text:style-name="P152">Is <text:span text:style-name="T227">that what they did to you?</text:span></text:p>
      <text:p text:style-name="P143"><text:span text:style-name="T222">Kelly, still fuming, </text:span><text:span text:style-name="T226">heads for</text:span><text:span text:style-name="T222"> the door K</text:span><text:span text:style-name="T87">elly entered. </text:span><text:span text:style-name="T89">Lisa follows.</text:span></text:p>
      <text:p text:style-name="P112"><text:span text:style-name="T78">L</text:span><text:span text:style-name="T11">ISA</text:span></text:p>
      <text:p text:style-name="P153"><text:span text:style-name="T228">Yeah but it isn’t about me. It’s about whatever else is going on in their social life. <text:s/></text:span></text:p>
      <text:h text:style-name="P21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59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126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3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Oldham movie could be the next Rocky Horror Picture Show</dc:title>
    <meta:initial-creator>Unknown User</meta:initial-creator>
    <meta:creation-date>2009-10-28T16:26:00</meta:creation-date>
    <dc:date>2018-05-18T12:01:24.608638506</dc:date>
    <meta:editing-cycles>1195</meta:editing-cycles>
    <meta:editing-duration>P55DT14H17M31S</meta:editing-duration>
    <meta:generator>LibreOffice/5.1.6.2$Linux_X86_64 LibreOffice_project/10m0$Build-2</meta:generator>
    <meta:print-date>2018-05-17T19:44:40.866227572</meta:print-date>
    <meta:document-statistic meta:table-count="0" meta:image-count="0" meta:object-count="0" meta:page-count="15" meta:paragraph-count="373" meta:word-count="2233" meta:character-count="12833" meta:non-whitespace-character-count="10887"/>
    <meta:template xlink:type="simple" xlink:actuate="onRequest" xlink:title="Normal.dotm" xlink:href=""/>
  </office:meta>
</office:document-meta>
</file>